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C0000007C1DA65010.png" manifest:media-type="image/png"/>
  <manifest:file-entry manifest:full-path="Pictures/10000000000000950000007C89978AD2.png" manifest:media-type="image/png"/>
  <manifest:file-entry manifest:full-path="Pictures/10000000000001E200000068A0A39340.png" manifest:media-type="image/png"/>
  <manifest:file-entry manifest:full-path="Pictures/1000000100000320000003201D8D5E8B.png" manifest:media-type="image/png"/>
  <manifest:file-entry manifest:full-path="Pictures/10000000000000C2000000C2CB21436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0" style:family="table">
      <style:table-properties style:width="17.595cm" fo:margin-left="0cm" fo:margin-top="0cm" fo:margin-bottom="0cm" table:align="left" style:writing-mode="lr-tb"/>
    </style:style>
    <style:style style:name="Table10.A" style:family="table-column">
      <style:table-column-properties style:column-width="4.895cm"/>
    </style:style>
    <style:style style:name="Table10.B" style:family="table-column">
      <style:table-column-properties style:column-width="6.8cm"/>
    </style:style>
    <style:style style:name="Table10.C" style:family="table-column">
      <style:table-column-properties style:column-width="2.91cm"/>
    </style:style>
    <style:style style:name="Table10.D" style:family="table-column">
      <style:table-column-properties style:column-width="2.99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ee6ef" fo:padding-left="0.191cm" fo:padding-right="0.191cm" fo:padding-top="0cm" fo:padding-bottom="0cm" fo:border="0.5pt solid #000000">
        <style:background-image/>
      </style:table-cell-properties>
    </style:style>
    <style:style style:name="Table10.A2" style:family="table-cell">
      <style:table-cell-properties fo:padding-left="0.191cm" fo:padding-right="0.191cm" fo:padding-top="0cm" fo:padding-bottom="0cm" fo:border="0.5pt solid #000000"/>
    </style:style>
    <style:style style:name="Table10.B2" style:family="table-cell">
      <style:table-cell-properties fo:padding-left="0.191cm" fo:padding-right="0.191cm" fo:padding-top="0cm" fo:padding-bottom="0cm" fo:border="0.5pt solid #000000"/>
    </style:style>
    <style:style style:name="Table10.C2" style:family="table-cell">
      <style:table-cell-properties fo:padding-left="0.191cm" fo:padding-right="0.191cm" fo:padding-top="0cm" fo:padding-bottom="0cm" fo:border="0.5pt solid #000000"/>
    </style:style>
    <style:style style:name="Table10.D2" style:family="table-cell">
      <style:table-cell-properties fo:padding-left="0.191cm" fo:padding-right="0.191cm" fo:padding-top="0cm" fo:padding-bottom="0cm" fo:border="0.5pt solid #000000"/>
    </style:style>
    <style:style style:name="Table10.A4" style:family="table-cell">
      <style:table-cell-properties fo:padding-left="0.191cm" fo:padding-right="0.191cm" fo:padding-top="0cm" fo:padding-bottom="0cm" fo:border="0.5pt solid #000000"/>
    </style:style>
    <style:style style:name="Table10.A6" style:family="table-cell">
      <style:table-cell-properties fo:padding-left="0.191cm" fo:padding-right="0.191cm" fo:padding-top="0cm" fo:padding-bottom="0cm" fo:border="0.5pt solid #000000"/>
    </style:style>
    <style:style style:name="Table10.B6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7.489cm" fo:margin-top="0cm" fo:margin-bottom="0cm" table:align="left" style:writing-mode="lr-tb"/>
    </style:style>
    <style:style style:name="Table11.A" style:family="table-column">
      <style:table-column-properties style:column-width="2.521cm"/>
    </style:style>
    <style:style style:name="Table11.B" style:family="table-column">
      <style:table-column-properties style:column-width="11.672cm"/>
    </style:style>
    <style:style style:name="Table11.C" style:family="table-column">
      <style:table-column-properties style:column-width="3.297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ee6ef" fo:padding-left="0.191cm" fo:padding-right="0.191cm" fo:padding-top="0cm" fo:padding-bottom="0cm" fo:border="0.5pt solid #000000">
        <style:background-image/>
      </style:table-cell-properties>
    </style:style>
    <style:style style:name="Table11.A2" style:family="table-cell">
      <style:table-cell-properties fo:padding-left="0.191cm" fo:padding-right="0.191cm" fo:padding-top="0cm" fo:padding-bottom="0cm" fo:border="0.5pt solid #000000"/>
    </style:style>
    <style:style style:name="Table11.B2" style:family="table-cell">
      <style:table-cell-properties fo:padding-left="0.191cm" fo:padding-right="0.191cm" fo:padding-top="0cm" fo:padding-bottom="0cm" fo:border="0.5pt solid #000000"/>
    </style:style>
    <style:style style:name="Table11.C2" style:family="table-cell">
      <style:table-cell-properties fo:padding-left="0.191cm" fo:padding-right="0.191cm" fo:padding-top="0cm" fo:padding-bottom="0cm" fo:border="0.5pt solid #000000"/>
    </style:style>
    <style:style style:name="Table11.3" style:family="table-row">
      <style:table-row-properties style:min-row-height="5.777cm" fo:keep-together="auto"/>
    </style:style>
    <style:style style:name="Table11.A3" style:family="table-cell">
      <style:table-cell-properties fo:padding-left="0.191cm" fo:padding-right="0.191cm" fo:padding-top="0cm" fo:padding-bottom="0cm" fo:border="0.5pt solid #000000"/>
    </style:style>
    <style:style style:name="Table11.B3" style:family="table-cell">
      <style:table-cell-properties fo:padding-left="0.191cm" fo:padding-right="0.191cm" fo:padding-top="0cm" fo:padding-bottom="0cm" fo:border="0.5pt solid #000000"/>
    </style:style>
    <style:style style:name="Table11.C3" style:family="table-cell">
      <style:table-cell-properties fo:padding-left="0.191cm" fo:padding-right="0.191cm" fo:padding-top="0cm" fo:padding-bottom="0cm" fo:border="0.5pt solid #000000"/>
    </style:style>
    <style:style style:name="Table11.4" style:family="table-row">
      <style:table-row-properties style:min-row-height="1.577cm" fo:keep-together="auto"/>
    </style:style>
    <style:style style:name="Table11.A4" style:family="table-cell">
      <style:table-cell-properties fo:padding-left="0.191cm" fo:padding-right="0.191cm" fo:padding-top="0cm" fo:padding-bottom="0cm" fo:border="0.5pt solid #000000"/>
    </style:style>
    <style:style style:name="Table11.B4" style:family="table-cell">
      <style:table-cell-properties style:vertical-align="bottom" fo:padding-left="0.191cm" fo:padding-right="0.191cm" fo:padding-top="0cm" fo:padding-bottom="0cm" fo:border="0.5pt solid #000000"/>
    </style:style>
    <style:style style:name="Table11.C4" style:family="table-cell">
      <style:table-cell-properties fo:padding-left="0.191cm" fo:padding-right="0.191cm" fo:padding-top="0cm" fo:padding-bottom="0cm" fo:border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667cm" style:rel-column-width="21845*"/>
    </style:style>
    <style:style style:name="Table12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dee6ef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489cm" fo:margin-top="0cm" fo:margin-bottom="0cm" table:align="left" style:writing-mode="lr-tb"/>
    </style:style>
    <style:style style:name="Table13.A" style:family="table-column">
      <style:table-column-properties style:column-width="17.489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1cm" fo:padding-right="0.191cm" fo:padding-top="0cm" fo:padding-bottom="0cm" fo:border="0.5pt solid #000000"/>
    </style:style>
    <style:style style:name="Table14" style:family="table">
      <style:table-properties style:width="16.113cm" fo:margin-left="0cm" fo:margin-top="0cm" fo:margin-bottom="0cm" table:align="left" style:writing-mode="lr-tb"/>
    </style:style>
    <style:style style:name="Table14.A" style:family="table-column">
      <style:table-column-properties style:column-width="2.909cm"/>
    </style:style>
    <style:style style:name="Table14.B" style:family="table-column">
      <style:table-column-properties style:column-width="3.387cm"/>
    </style:style>
    <style:style style:name="Table14.C" style:family="table-column">
      <style:table-column-properties style:column-width="1.695cm"/>
    </style:style>
    <style:style style:name="Table14.D" style:family="table-column">
      <style:table-column-properties style:column-width="8.123cm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4.B1" style:family="table-cell">
      <style:table-cell-properties fo:padding="0.097cm" fo:border="0.25pt solid #000000"/>
    </style:style>
    <style:style style:name="Table14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e14.B2" style:family="table-cell">
      <style:table-cell-properties fo:padding="0.097cm" fo:border-left="0.25pt solid #000000" fo:border-right="none" fo:border-top="none" fo:border-bottom="0.25pt solid #000000"/>
    </style:style>
    <style:style style:name="Table14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4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" style:family="table">
      <style:table-properties style:width="17.701cm" fo:margin-left="0cm" fo:margin-top="0cm" fo:margin-bottom="0cm" table:align="left" style:writing-mode="lr-tb"/>
    </style:style>
    <style:style style:name="Table15.A" style:family="table-column">
      <style:table-column-properties style:column-width="0.688cm"/>
    </style:style>
    <style:style style:name="Table15.B" style:family="table-column">
      <style:table-column-properties style:column-width="4.524cm"/>
    </style:style>
    <style:style style:name="Table15.C" style:family="table-column">
      <style:table-column-properties style:column-width="3.493cm"/>
    </style:style>
    <style:style style:name="Table15.D" style:family="table-column">
      <style:table-column-properties style:column-width="3.096cm"/>
    </style:style>
    <style:style style:name="Table15.E" style:family="table-column">
      <style:table-column-properties style:column-width="3.307cm"/>
    </style:style>
    <style:style style:name="Table15.F" style:family="table-column">
      <style:table-column-properties style:column-width="2.593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5.C1" style:family="table-cell">
      <style:table-cell-properties fo:padding="0.097cm" fo:border="0.25pt solid #000000"/>
    </style:style>
    <style:style style:name="Table15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e15.C2" style:family="table-cell">
      <style:table-cell-properties fo:background-color="#5983b0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15.C3" style:family="table-cell">
      <style:table-cell-properties fo:background-color="#dee6ef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15.A5" style:family="table-cell">
      <style:table-cell-properties fo:padding="0.097cm" fo:border-left="0.25pt solid #000000" fo:border-right="none" fo:border-top="none" fo:border-bottom="0.25pt solid #000000"/>
    </style:style>
    <style:style style:name="Table15.B5" style:family="table-cell">
      <style:table-cell-properties fo:padding="0.097cm" fo:border-left="0.25pt solid #000000" fo:border-right="none" fo:border-top="none" fo:border-bottom="0.25pt solid #000000"/>
    </style:style>
    <style:style style:name="Table15.C5" style:family="table-cell">
      <style:table-cell-properties fo:padding="0.097cm" fo:border-left="0.25pt solid #000000" fo:border-right="none" fo:border-top="none" fo:border-bottom="0.25pt solid #000000"/>
    </style:style>
    <style:style style:name="Table15.D5" style:family="table-cell">
      <style:table-cell-properties fo:padding="0.097cm" fo:border-left="0.25pt solid #000000" fo:border-right="none" fo:border-top="none" fo:border-bottom="0.25pt solid #000000"/>
    </style:style>
    <style:style style:name="Table15.E5" style:family="table-cell">
      <style:table-cell-properties fo:padding="0.097cm" fo:border-left="0.25pt solid #000000" fo:border-right="none" fo:border-top="none" fo:border-bottom="0.25pt solid #000000"/>
    </style:style>
    <style:style style:name="Table15.F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6" style:family="table-cell">
      <style:table-cell-properties fo:padding="0.097cm" fo:border-left="0.25pt solid #000000" fo:border-right="none" fo:border-top="none" fo:border-bottom="0.25pt solid #000000"/>
    </style:style>
    <style:style style:name="Table15.B6" style:family="table-cell">
      <style:table-cell-properties fo:padding="0.097cm" fo:border-left="0.25pt solid #000000" fo:border-right="none" fo:border-top="none" fo:border-bottom="0.25pt solid #000000"/>
    </style:style>
    <style:style style:name="Table15.C6" style:family="table-cell">
      <style:table-cell-properties fo:padding="0.097cm" fo:border-left="0.25pt solid #000000" fo:border-right="none" fo:border-top="none" fo:border-bottom="0.25pt solid #000000"/>
    </style:style>
    <style:style style:name="Table15.D6" style:family="table-cell">
      <style:table-cell-properties fo:padding="0.097cm" fo:border-left="0.25pt solid #000000" fo:border-right="none" fo:border-top="none" fo:border-bottom="0.25pt solid #000000"/>
    </style:style>
    <style:style style:name="Table15.E6" style:family="table-cell">
      <style:table-cell-properties fo:padding="0.097cm" fo:border-left="0.25pt solid #000000" fo:border-right="none" fo:border-top="none" fo:border-bottom="0.25pt solid #000000"/>
    </style:style>
    <style:style style:name="Table15.F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7" style:family="table-cell">
      <style:table-cell-properties fo:padding="0.097cm" fo:border-left="0.25pt solid #000000" fo:border-right="none" fo:border-top="none" fo:border-bottom="0.25pt solid #000000"/>
    </style:style>
    <style:style style:name="Table15.B7" style:family="table-cell">
      <style:table-cell-properties fo:padding="0.097cm" fo:border-left="0.25pt solid #000000" fo:border-right="none" fo:border-top="none" fo:border-bottom="0.25pt solid #000000"/>
    </style:style>
    <style:style style:name="Table15.C7" style:family="table-cell">
      <style:table-cell-properties fo:padding="0.097cm" fo:border-left="0.25pt solid #000000" fo:border-right="none" fo:border-top="none" fo:border-bottom="0.25pt solid #000000"/>
    </style:style>
    <style:style style:name="Table15.D7" style:family="table-cell">
      <style:table-cell-properties fo:padding="0.097cm" fo:border-left="0.25pt solid #000000" fo:border-right="none" fo:border-top="none" fo:border-bottom="0.25pt solid #000000"/>
    </style:style>
    <style:style style:name="Table15.E7" style:family="table-cell">
      <style:table-cell-properties fo:padding="0.097cm" fo:border-left="0.25pt solid #000000" fo:border-right="none" fo:border-top="none" fo:border-bottom="0.25pt solid #000000"/>
    </style:style>
    <style:style style:name="Table15.F7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8" style:family="table-cell">
      <style:table-cell-properties fo:padding="0.097cm" fo:border-left="0.25pt solid #000000" fo:border-right="none" fo:border-top="none" fo:border-bottom="0.25pt solid #000000"/>
    </style:style>
    <style:style style:name="Table15.B8" style:family="table-cell">
      <style:table-cell-properties fo:padding="0.097cm" fo:border-left="0.25pt solid #000000" fo:border-right="none" fo:border-top="none" fo:border-bottom="0.25pt solid #000000"/>
    </style:style>
    <style:style style:name="Table15.C8" style:family="table-cell">
      <style:table-cell-properties fo:padding="0.097cm" fo:border-left="0.25pt solid #000000" fo:border-right="none" fo:border-top="none" fo:border-bottom="0.25pt solid #000000"/>
    </style:style>
    <style:style style:name="Table15.D8" style:family="table-cell">
      <style:table-cell-properties fo:padding="0.097cm" fo:border-left="0.25pt solid #000000" fo:border-right="none" fo:border-top="none" fo:border-bottom="0.25pt solid #000000"/>
    </style:style>
    <style:style style:name="Table15.E8" style:family="table-cell">
      <style:table-cell-properties fo:padding="0.097cm" fo:border-left="0.25pt solid #000000" fo:border-right="none" fo:border-top="none" fo:border-bottom="0.25pt solid #000000"/>
    </style:style>
    <style:style style:name="Table15.F8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9" style:family="table-cell">
      <style:table-cell-properties fo:padding="0.097cm" fo:border-left="0.25pt solid #000000" fo:border-right="none" fo:border-top="none" fo:border-bottom="0.25pt solid #000000"/>
    </style:style>
    <style:style style:name="Table15.B9" style:family="table-cell">
      <style:table-cell-properties fo:padding="0.097cm" fo:border-left="0.25pt solid #000000" fo:border-right="none" fo:border-top="none" fo:border-bottom="0.25pt solid #000000"/>
    </style:style>
    <style:style style:name="Table15.C9" style:family="table-cell">
      <style:table-cell-properties fo:padding="0.097cm" fo:border-left="0.25pt solid #000000" fo:border-right="none" fo:border-top="none" fo:border-bottom="0.25pt solid #000000"/>
    </style:style>
    <style:style style:name="Table15.D9" style:family="table-cell">
      <style:table-cell-properties fo:padding="0.097cm" fo:border-left="0.25pt solid #000000" fo:border-right="none" fo:border-top="none" fo:border-bottom="0.25pt solid #000000"/>
    </style:style>
    <style:style style:name="Table15.E9" style:family="table-cell">
      <style:table-cell-properties fo:padding="0.097cm" fo:border-left="0.25pt solid #000000" fo:border-right="none" fo:border-top="none" fo:border-bottom="0.25pt solid #000000"/>
    </style:style>
    <style:style style:name="Table15.F9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10" style:family="table-cell">
      <style:table-cell-properties fo:padding="0.097cm" fo:border-left="0.25pt solid #000000" fo:border-right="none" fo:border-top="none" fo:border-bottom="0.25pt solid #000000"/>
    </style:style>
    <style:style style:name="Table15.B10" style:family="table-cell">
      <style:table-cell-properties fo:padding="0.097cm" fo:border-left="0.25pt solid #000000" fo:border-right="none" fo:border-top="none" fo:border-bottom="0.25pt solid #000000"/>
    </style:style>
    <style:style style:name="Table15.C10" style:family="table-cell">
      <style:table-cell-properties fo:padding="0.097cm" fo:border-left="0.25pt solid #000000" fo:border-right="none" fo:border-top="none" fo:border-bottom="0.25pt solid #000000"/>
    </style:style>
    <style:style style:name="Table15.D10" style:family="table-cell">
      <style:table-cell-properties fo:padding="0.097cm" fo:border-left="0.25pt solid #000000" fo:border-right="none" fo:border-top="none" fo:border-bottom="0.25pt solid #000000"/>
    </style:style>
    <style:style style:name="Table15.E10" style:family="table-cell">
      <style:table-cell-properties fo:padding="0.097cm" fo:border-left="0.25pt solid #000000" fo:border-right="none" fo:border-top="none" fo:border-bottom="0.25pt solid #000000"/>
    </style:style>
    <style:style style:name="Table15.F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11" style:family="table-cell">
      <style:table-cell-properties fo:padding="0.097cm" fo:border-left="0.25pt solid #000000" fo:border-right="none" fo:border-top="none" fo:border-bottom="0.25pt solid #000000"/>
    </style:style>
    <style:style style:name="Table15.B11" style:family="table-cell">
      <style:table-cell-properties fo:padding="0.097cm" fo:border-left="0.25pt solid #000000" fo:border-right="none" fo:border-top="none" fo:border-bottom="0.25pt solid #000000"/>
    </style:style>
    <style:style style:name="Table15.C11" style:family="table-cell">
      <style:table-cell-properties fo:padding="0.097cm" fo:border-left="0.25pt solid #000000" fo:border-right="none" fo:border-top="none" fo:border-bottom="0.25pt solid #000000"/>
    </style:style>
    <style:style style:name="Table15.D11" style:family="table-cell">
      <style:table-cell-properties fo:padding="0.097cm" fo:border-left="0.25pt solid #000000" fo:border-right="none" fo:border-top="none" fo:border-bottom="0.25pt solid #000000"/>
    </style:style>
    <style:style style:name="Table15.E11" style:family="table-cell">
      <style:table-cell-properties fo:padding="0.097cm" fo:border-left="0.25pt solid #000000" fo:border-right="none" fo:border-top="none" fo:border-bottom="0.25pt solid #000000"/>
    </style:style>
    <style:style style:name="Table15.F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.A12" style:family="table-cell">
      <style:table-cell-properties fo:padding="0.097cm" fo:border-left="0.25pt solid #000000" fo:border-right="none" fo:border-top="none" fo:border-bottom="0.25pt solid #000000"/>
    </style:style>
    <style:style style:name="Table15.B12" style:family="table-cell">
      <style:table-cell-properties fo:padding="0.097cm" fo:border-left="0.25pt solid #000000" fo:border-right="none" fo:border-top="none" fo:border-bottom="0.25pt solid #000000"/>
    </style:style>
    <style:style style:name="Table15.C12" style:family="table-cell">
      <style:table-cell-properties fo:padding="0.097cm" fo:border-left="0.25pt solid #000000" fo:border-right="none" fo:border-top="none" fo:border-bottom="0.25pt solid #000000"/>
    </style:style>
    <style:style style:name="Table15.D12" style:family="table-cell">
      <style:table-cell-properties fo:padding="0.097cm" fo:border-left="0.25pt solid #000000" fo:border-right="none" fo:border-top="none" fo:border-bottom="0.25pt solid #000000"/>
    </style:style>
    <style:style style:name="Table15.E12" style:family="table-cell">
      <style:table-cell-properties fo:padding="0.097cm" fo:border-left="0.25pt solid #000000" fo:border-right="none" fo:border-top="none" fo:border-bottom="0.25pt solid #000000"/>
    </style:style>
    <style:style style:name="Table15.F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6" style:family="table">
      <style:table-properties style:width="3.704cm" fo:margin-left="7.408cm" fo:margin-top="0cm" fo:margin-bottom="0cm" table:align="left" style:writing-mode="lr-tb"/>
    </style:style>
    <style:style style:name="Table16.A" style:family="table-column">
      <style:table-column-properties style:column-width="1.824cm"/>
    </style:style>
    <style:style style:name="Table16.B" style:family="table-column">
      <style:table-column-properties style:column-width="1.88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6.B1" style:family="table-cell">
      <style:table-cell-properties fo:padding="0.097cm" fo:border="0.25pt solid #000000"/>
    </style:style>
    <style:style style:name="Table16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e16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Header">
      <style:text-properties fo:font-size="10pt" officeooo:paragraph-rsid="01b40a1b" style:font-size-asian="10pt" style:font-size-complex="10pt"/>
    </style:style>
    <style:style style:name="P2" style:family="paragraph" style:parent-style-name="Standard">
      <style:paragraph-properties fo:margin-top="0cm" fo:margin-bottom="0.282cm" style:contextual-spacing="false" fo:text-align="center" style:justify-single-word="false"/>
      <style:text-properties officeooo:paragraph-rsid="02b47221"/>
    </style:style>
    <style:style style:name="P3" style:family="paragraph" style:parent-style-name="Table_20_Contents">
      <style:paragraph-properties fo:text-align="center" style:justify-single-word="false"/>
      <style:text-properties officeooo:paragraph-rsid="02b47221"/>
    </style:style>
    <style:style style:name="P4" style:family="paragraph" style:parent-style-name="Standard">
      <style:paragraph-properties fo:margin-top="0cm" fo:margin-bottom="0.282cm" style:contextual-spacing="false" fo:text-align="center" style:justify-single-word="false"/>
      <style:text-properties officeooo:paragraph-rsid="0314591b"/>
    </style:style>
    <style:style style:name="P5" style:family="paragraph" style:parent-style-name="Table_20_Contents">
      <style:paragraph-properties fo:text-align="center" style:justify-single-word="false"/>
      <style:text-properties officeooo:paragraph-rsid="0314591b"/>
    </style:style>
    <style:style style:name="P6" style:family="paragraph" style:parent-style-name="Standard">
      <style:paragraph-properties fo:margin-top="0.101cm" fo:margin-bottom="0cm" style:contextual-spacing="false" fo:line-height="115%" fo:text-align="start" style:justify-single-word="false"/>
      <style:text-properties style:font-name="Arial2" fo:font-weight="bold" officeooo:rsid="000429a7" officeooo:paragraph-rsid="02b47221" style:font-weight-asian="bold" style:font-weight-complex="bold"/>
    </style:style>
    <style:style style:name="P7" style:family="paragraph" style:parent-style-name="Standard">
      <style:paragraph-properties fo:margin-top="0.101cm" fo:margin-bottom="0cm" style:contextual-spacing="false" fo:line-height="115%" fo:text-align="start" style:justify-single-word="false"/>
      <style:text-properties style:font-name="Arial2" fo:font-weight="bold" officeooo:rsid="000429a7" officeooo:paragraph-rsid="0314591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2" fo:font-weight="bold" officeooo:rsid="000429a7" officeooo:paragraph-rsid="0314591b" style:font-weight-asian="bold" style:font-weight-complex="bold"/>
    </style:style>
    <style:style style:name="P9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officeooo:paragraph-rsid="02b47221" style:font-size-asian="10pt" style:font-size-complex="10pt"/>
    </style:style>
    <style:style style:name="P10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officeooo:paragraph-rsid="0314591b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paragraph-rsid="02b47221" style:font-size-asian="10pt" style:font-size-complex="10pt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00%" fo:text-indent="0.028cm" style:auto-text-indent="false"/>
      <style:text-properties style:font-name="Arial2" fo:font-size="10pt" officeooo:paragraph-rsid="0314591b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paragraph-rsid="0314591b" style:font-size-asian="10pt" style:font-size-complex="10pt"/>
    </style:style>
    <style:style style:name="P14" style:family="paragraph" style:parent-style-name="No_20_Spacing">
      <style:paragraph-properties fo:margin-left="0cm" fo:margin-right="0cm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officeooo:rsid="002dfa8d" officeooo:paragraph-rsid="02b47221" style:font-size-asian="10pt" style:font-size-complex="10pt"/>
    </style:style>
    <style:style style:name="P15" style:family="paragraph" style:parent-style-name="No_20_Spacing">
      <style:paragraph-properties fo:margin-left="0cm" fo:margin-right="0cm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officeooo:rsid="002b3d77" officeooo:paragraph-rsid="02b47221" style:font-size-asian="10pt" style:font-size-complex="10pt"/>
    </style:style>
    <style:style style:name="P16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officeooo:rsid="00e95bdf" officeooo:paragraph-rsid="02b9c63d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307cm"/>
        </style:tab-stops>
      </style:paragraph-properties>
      <style:text-properties style:font-name="Arial2" fo:font-size="10pt" officeooo:rsid="027fd813" officeooo:paragraph-rsid="02b47221" style:font-size-asian="10pt" style:font-size-complex="10pt"/>
    </style:style>
    <style:style style:name="P18" style:family="paragraph" style:parent-style-name="No_20_Spacing">
      <style:paragraph-properties fo:margin-left="0cm" fo:margin-right="0cm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officeooo:rsid="02bc87e7" officeooo:paragraph-rsid="02b47221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307cm"/>
        </style:tab-stops>
      </style:paragraph-properties>
      <style:text-properties style:font-name="Arial2" fo:font-size="10pt" officeooo:rsid="01313b74" officeooo:paragraph-rsid="0314591b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paragraph-rsid="02b47221" style:font-size-asian="10pt" style:font-name-complex="Calibri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paragraph-rsid="0314591b" style:font-size-asian="10pt" style:font-name-complex="Calibri1" style:font-size-complex="10pt"/>
    </style:style>
    <style:style style:name="P22" style:family="paragraph" style:parent-style-name="List_20_Paragraph">
      <style:paragraph-properties fo:margin-left="1.289cm" fo:margin-right="0cm" fo:margin-top="0cm" fo:margin-bottom="0cm" style:contextual-spacing="true" fo:line-height="100%" fo:text-indent="0cm" style:auto-text-indent="false"/>
      <style:text-properties style:font-name="Arial2" fo:font-size="10pt" officeooo:paragraph-rsid="02b47221" style:font-size-asian="10pt" style:font-name-complex="Calibri1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paragraph-rsid="02b47221" style:font-size-asian="10pt" style:font-name-complex="Calibri1" style:font-size-complex="10pt"/>
    </style:style>
    <style:style style:name="P24" style:family="paragraph" style:parent-style-name="List_20_Paragraph">
      <style:paragraph-properties fo:margin-left="1.289cm" fo:margin-right="0cm" fo:margin-top="0cm" fo:margin-bottom="0cm" style:contextual-spacing="true" fo:line-height="100%" fo:text-indent="0cm" style:auto-text-indent="false"/>
      <style:text-properties style:font-name="Arial2" fo:font-size="10pt" officeooo:paragraph-rsid="0314591b" style:font-size-asian="10pt" style:font-name-complex="Calibri1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paragraph-rsid="0314591b" style:font-size-asian="10pt" style:font-name-complex="Calibri1" style:font-size-complex="10pt"/>
    </style:style>
    <style:style style:name="P26" style:family="paragraph" style:parent-style-name="List_20_Paragraph">
      <style:paragraph-properties fo:margin-left="0.559cm" fo:margin-right="0cm" fo:margin-top="0cm" fo:margin-bottom="0cm" style:contextual-spacing="true" fo:line-height="100%" fo:text-indent="0cm" style:auto-text-indent="false"/>
      <style:text-properties style:font-name="Arial2" fo:font-size="10pt" officeooo:rsid="01d7c803" officeooo:paragraph-rsid="02b47221" style:font-size-asian="10pt" style:font-name-complex="Calibri1" style:font-size-complex="10pt"/>
    </style:style>
    <style:style style:name="P27" style:family="paragraph" style:parent-style-name="List_20_Paragraph">
      <style:paragraph-properties fo:margin-left="0.559cm" fo:margin-right="0cm" fo:margin-top="0cm" fo:margin-bottom="0cm" style:contextual-spacing="true" fo:line-height="100%" fo:text-indent="0cm" style:auto-text-indent="false"/>
      <style:text-properties style:font-name="Arial2" fo:font-size="10pt" officeooo:rsid="01d7c803" officeooo:paragraph-rsid="0314591b" style:font-size-asian="10pt" style:font-name-complex="Calibri1" style:font-size-complex="10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rsid="00f38dd9" officeooo:paragraph-rsid="02b47221" style:font-size-asian="10pt" style:font-name-complex="Calibri1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rsid="00f38dd9" officeooo:paragraph-rsid="0314591b" style:font-size-asian="10pt" style:font-name-complex="Calibri1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rsid="01e6606e" officeooo:paragraph-rsid="02b47221" style:font-size-asian="10pt" style:font-name-complex="Calibri1" style:font-size-complex="10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rsid="01e6606e" officeooo:paragraph-rsid="0314591b" style:font-size-asian="10pt" style:font-name-complex="Calibri1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rsid="01e9406d" officeooo:paragraph-rsid="02b47221" style:font-size-asian="10pt" style:font-name-complex="Calibri1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rsid="01e9406d" officeooo:paragraph-rsid="0314591b" style:font-size-asian="10pt" style:font-name-complex="Calibri1" style:font-size-complex="10pt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line-height="100%" fo:text-indent="0.028cm" style:auto-text-indent="false"/>
      <style:text-properties style:font-name="Arial2" fo:font-size="10pt" officeooo:rsid="00ebae03" officeooo:paragraph-rsid="0314591b" style:font-size-asian="10pt" style:font-name-complex="Calibri1" style:font-size-complex="10pt"/>
    </style:style>
    <style:style style:name="P35" style:family="paragraph" style:parent-style-name="No_20_Spacing">
      <style:paragraph-properties fo:margin-left="-0.101cm" fo:margin-right="0cm" fo:text-align="justify" style:justify-single-word="false" fo:text-indent="0cm" style:auto-text-indent="false">
        <style:tab-stops>
          <style:tab-stop style:position="0.24cm"/>
        </style:tab-stops>
      </style:paragraph-properties>
      <style:text-properties style:font-name="Arial2" fo:font-size="10pt" fo:font-weight="bold" officeooo:paragraph-rsid="02b47221" style:font-size-asian="10pt" style:font-weight-asian="bold" style:font-name-complex="Calibri1" style:font-size-complex="10pt"/>
    </style:style>
    <style:style style:name="P36" style:family="paragraph" style:parent-style-name="No_20_Spacing">
      <style:paragraph-properties fo:margin-left="-0.101cm" fo:margin-right="0cm" fo:text-align="justify" style:justify-single-word="false" fo:text-indent="0cm" style:auto-text-indent="false">
        <style:tab-stops>
          <style:tab-stop style:position="0.24cm"/>
        </style:tab-stops>
      </style:paragraph-properties>
      <style:text-properties style:font-name="Arial2" fo:font-size="10pt" fo:font-weight="bold" officeooo:paragraph-rsid="0314591b" style:font-size-asian="10pt" style:font-weight-asian="bold" style:font-name-complex="Calibri1" style:font-size-complex="10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fo:font-weight="bold" officeooo:paragraph-rsid="02b47221" style:font-size-asian="10pt" style:font-weight-asian="bold" style:font-name-complex="Calibri1" style:font-size-complex="10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2" fo:font-size="10pt" fo:font-weight="bold" officeooo:paragraph-rsid="02b47221" style:font-size-asian="10pt" style:font-weight-asian="bold" style:font-name-complex="Calibri1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fo:font-weight="bold" officeooo:paragraph-rsid="0314591b" style:font-size-asian="10pt" style:font-weight-asian="bold" style:font-name-complex="Calibri1" style:font-size-complex="10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2" fo:font-size="10pt" fo:font-weight="bold" officeooo:paragraph-rsid="0314591b" style:font-size-asian="10pt" style:font-weight-asian="bold" style:font-name-complex="Calibri1" style:font-size-complex="10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style:font-name="Arial2" fo:font-size="10pt" fo:font-weight="bold" officeooo:paragraph-rsid="02b47221" style:font-size-asian="10pt" style:font-weight-asian="bold" style:font-name-complex="Calibri1" style:font-size-complex="10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style:font-name="Arial2" fo:font-size="10pt" fo:font-weight="bold" officeooo:paragraph-rsid="0314591b" style:font-size-asian="10pt" style:font-weight-asian="bold" style:font-name-complex="Calibri1" style:font-size-complex="10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fo:font-weight="bold" officeooo:rsid="01d838d0" officeooo:paragraph-rsid="02b47221" style:font-size-asian="10pt" style:font-weight-asian="bold" style:font-name-complex="Calibri1" style:font-size-complex="10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fo:font-weight="bold" officeooo:rsid="01d838d0" officeooo:paragraph-rsid="0314591b" style:font-size-asian="10pt" style:font-weight-asian="bold" style:font-name-complex="Calibri1" style:font-size-complex="10pt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rsid="0310ceca" officeooo:paragraph-rsid="0310ceca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rsid="0310ceca" officeooo:paragraph-rsid="03141ba3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rsid="00e699f4" officeooo:paragraph-rsid="0314591b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style:font-name="Arial2" fo:font-size="10pt" fo:font-weight="normal" officeooo:rsid="0016b6b6" officeooo:paragraph-rsid="02b47221" style:font-size-asian="10pt" style:font-weight-asian="normal" style:font-name-complex="Calibri1" style:font-size-complex="10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style:font-name="Arial2" fo:font-size="10pt" fo:font-weight="normal" officeooo:rsid="0016b6b6" officeooo:paragraph-rsid="0314591b" style:font-size-asian="10pt" style:font-weight-asian="normal" style:font-name-complex="Calibri1" style:font-size-complex="10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paragraph-rsid="0310419a" style:font-size-asian="10pt" style:font-weight-asian="normal" style:font-name-complex="Calibri1" style:font-size-complex="10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paragraph-rsid="0314591b" style:font-size-asian="10pt" style:font-weight-asian="normal" style:font-name-complex="Calibri1" style:font-size-complex="10pt" style:font-weight-complex="normal"/>
    </style:style>
    <style:style style:name="P52" style:family="paragraph" style:parent-style-name="List_20_Paragraph">
      <style:paragraph-properties fo:margin-left="0cm" fo:margin-right="0cm" fo:margin-top="0cm" fo:margin-bottom="0cm" style:contextual-spacing="true" fo:line-height="100%" fo:text-indent="0.028cm" style:auto-text-indent="false"/>
      <style:text-properties style:font-name="Arial2" fo:font-size="10pt" fo:font-weight="normal" officeooo:rsid="02821a44" officeooo:paragraph-rsid="02b47221" style:font-size-asian="10pt" style:font-weight-asian="normal" style:font-name-complex="Calibri1" style:font-size-complex="10pt" style:font-weight-complex="normal"/>
    </style:style>
    <style:style style:name="P53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40c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5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40c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55" style:family="paragraph" style:parent-style-name="No_20_Spacing">
      <style:paragraph-properties fo:margin-left="0cm" fo:margin-right="0cm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40c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e0aa6e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e0aa6e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839e37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ef8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3043d5d" officeooo:paragraph-rsid="03043d5d" style:font-name-asian="Times New Roman" style:font-size-asian="10pt" style:language-asian="es" style:country-asian="ES" style:font-name-complex="Times New Roman" style:font-size-complex="10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3043d5d" officeooo:paragraph-rsid="03112031" style:font-name-asian="Times New Roman" style:font-size-asian="10pt" style:language-asian="es" style:country-asian="ES" style:font-name-complex="Times New Roman" style:font-size-complex="10pt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2858e9a" officeooo:paragraph-rsid="03112031" style:font-name-asian="Times New Roman" style:font-size-asian="10pt" style:language-asian="es" style:country-asian="ES" style:font-name-complex="Times New Roman" style:font-size-complex="10pt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312a0d5" officeooo:paragraph-rsid="0312a0d5" style:font-name-asian="Times New Roman" style:font-size-asian="10pt" style:language-asian="es" style:country-asian="ES" style:font-name-complex="Times New Roman" style:font-size-complex="10pt"/>
    </style:style>
    <style:style style:name="P64" style:family="paragraph" style:parent-style-name="No_20_Spacing">
      <style:paragraph-properties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1383b28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054c16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66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054c16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8d918d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8edefe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927b12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70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style:text-underline-style="solid" style:text-underline-width="auto" style:text-underline-color="font-color" fo:font-weight="bold" officeooo:paragraph-rsid="02b47221" style:font-size-asian="10pt" style:font-weight-asian="bold" style:font-size-complex="10pt"/>
    </style:style>
    <style:style style:name="P71" style:family="paragraph" style:parent-style-name="Standard">
      <style:paragraph-properties fo:margin-left="0cm" fo:margin-right="0cm" fo:margin-top="0.141cm" fo:margin-bottom="0cm" style:contextual-spacing="false" fo:line-height="100%" fo:text-align="justify" style:justify-single-word="false" fo:text-indent="0cm" style:auto-text-indent="false"/>
      <style:text-properties style:font-name="Arial2" fo:font-size="10pt" style:text-underline-style="solid" style:text-underline-width="auto" style:text-underline-color="font-color" fo:font-weight="bold" officeooo:paragraph-rsid="02b47221" style:font-size-asian="10pt" style:font-weight-asian="bold" style:font-size-complex="10pt"/>
    </style:style>
    <style:style style:name="P72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style:text-underline-style="solid" style:text-underline-width="auto" style:text-underline-color="font-color" fo:font-weight="bold" officeooo:paragraph-rsid="0314591b" style:font-size-asian="10pt" style:font-weight-asian="bold" style:font-size-complex="10pt"/>
    </style:style>
    <style:style style:name="P73" style:family="paragraph" style:parent-style-name="Standard">
      <style:paragraph-properties fo:margin-left="0cm" fo:margin-right="0cm" fo:margin-top="0.141cm" fo:margin-bottom="0cm" style:contextual-spacing="false" fo:line-height="100%" fo:text-align="justify" style:justify-single-word="false" fo:text-indent="0cm" style:auto-text-indent="false"/>
      <style:text-properties style:font-name="Arial2" fo:font-size="10pt" style:text-underline-style="solid" style:text-underline-width="auto" style:text-underline-color="font-color" fo:font-weight="bold" officeooo:paragraph-rsid="0314591b" style:font-size-asian="10pt" style:font-weight-asian="bold" style:font-size-complex="10pt"/>
    </style:style>
    <style:style style:name="P74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style:text-underline-style="none" fo:font-weight="normal" officeooo:paragraph-rsid="02b47221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style:text-underline-style="none" fo:font-weight="normal" officeooo:paragraph-rsid="0314591b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officeooo:rsid="0289470c" officeooo:paragraph-rsid="0314591b" style:font-name-asian="Calibri1" style:font-size-asian="10pt" style:font-name-complex="Times New Roman" style:font-size-complex="10pt"/>
    </style:style>
    <style:style style:name="P77" style:family="paragraph" style:parent-style-name="Standard">
      <style:paragraph-properties fo:text-align="end" style:justify-single-word="false"/>
      <style:text-properties style:font-name="Arial2" fo:font-size="12pt" officeooo:paragraph-rsid="02b47221" style:font-size-asian="12pt" style:font-size-complex="12pt"/>
    </style:style>
    <style:style style:name="P78" style:family="paragraph" style:parent-style-name="Standard">
      <style:paragraph-properties fo:text-align="end" style:justify-single-word="false"/>
      <style:text-properties style:font-name="Arial2" fo:font-size="12pt" officeooo:paragraph-rsid="0314591b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style:font-name="Arial2" fo:font-size="12pt" officeooo:paragraph-rsid="02b47221" style:font-size-asian="12pt" style:font-name-complex="Calibri1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Arial2" fo:font-size="12pt" officeooo:paragraph-rsid="0314591b" style:font-size-asian="12pt" style:font-name-complex="Calibri1" style:font-size-complex="12pt"/>
    </style:style>
    <style:style style:name="P8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2pt" officeooo:paragraph-rsid="02b47221" style:font-size-asian="12pt" style:font-name-complex="Calibri1" style:font-size-complex="12pt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2pt" officeooo:paragraph-rsid="0314591b" style:font-size-asian="12pt" style:font-name-complex="Calibri1" style:font-size-complex="12pt"/>
    </style:style>
    <style:style style:name="P8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2pt" officeooo:paragraph-rsid="02b47221" style:font-size-asian="12pt" style:font-name-complex="Calibri1" style:font-size-complex="12pt"/>
    </style:style>
    <style:style style:name="P8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2pt" officeooo:paragraph-rsid="0314591b" style:font-size-asian="12pt" style:font-name-complex="Calibri1" style:font-size-complex="12pt"/>
    </style:style>
    <style:style style:name="P85" style:family="paragraph" style:parent-style-name="Standard">
      <style:text-properties style:font-name="Arial2" fo:font-size="12pt" officeooo:paragraph-rsid="02b47221" style:font-size-asian="12pt" style:font-name-complex="Calibri1" style:font-size-complex="12pt"/>
    </style:style>
    <style:style style:name="P86" style:family="paragraph" style:parent-style-name="Standard">
      <style:text-properties style:font-name="Arial2" fo:font-size="12pt" officeooo:paragraph-rsid="0314591b" style:font-size-asian="12pt" style:font-name-complex="Calibri1" style:font-size-complex="12pt"/>
    </style:style>
    <style:style style:name="P8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2pt" fo:font-weight="bold" officeooo:rsid="000429a7" officeooo:paragraph-rsid="02b47221" style:font-size-asian="12pt" style:font-weight-asian="bold" style:font-name-complex="Calibri1" style:font-size-complex="12pt" style:font-weight-complex="bold"/>
    </style:style>
    <style:style style:name="P8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2pt" fo:font-weight="bold" officeooo:rsid="000429a7" officeooo:paragraph-rsid="0314591b" style:font-size-asian="12pt" style:font-weight-asian="bold" style:font-name-complex="Calibri1" style:font-size-complex="12pt" style:font-weight-complex="bold"/>
    </style:style>
    <style:style style:name="P89" style:family="paragraph" style:parent-style-name="Standard">
      <style:text-properties style:font-name="Arial2" fo:font-size="12pt" fo:font-weight="bold" officeooo:rsid="0023bde9" officeooo:paragraph-rsid="02b47221" style:font-size-asian="12pt" style:font-weight-asian="bold" style:font-name-complex="Calibri1" style:font-size-complex="12pt"/>
    </style:style>
    <style:style style:name="P90" style:family="paragraph" style:parent-style-name="Standard">
      <style:text-properties style:font-name="Arial2" fo:font-size="12pt" fo:font-weight="bold" officeooo:rsid="0023bde9" officeooo:paragraph-rsid="0314591b" style:font-size-asian="12pt" style:font-weight-asian="bold" style:font-name-complex="Calibri1" style:font-size-complex="12pt"/>
    </style:style>
    <style:style style:name="P91" style:family="paragraph" style:parent-style-name="Standard">
      <style:text-properties style:font-name="Arial2" fo:font-size="12pt" fo:font-weight="bold" officeooo:rsid="01d7c803" officeooo:paragraph-rsid="02b47221" style:font-size-asian="12pt" style:font-weight-asian="bold" style:font-name-complex="Calibri1" style:font-size-complex="12pt"/>
    </style:style>
    <style:style style:name="P92" style:family="paragraph" style:parent-style-name="Standard">
      <style:text-properties style:font-name="Arial2" fo:font-size="12pt" fo:font-weight="bold" officeooo:rsid="01d7c803" officeooo:paragraph-rsid="0314591b" style:font-size-asian="12pt" style:font-weight-asian="bold" style:font-name-complex="Calibri1" style:font-size-complex="12pt"/>
    </style:style>
    <style:style style:name="P93" style:family="paragraph" style:parent-style-name="List_20_Paragraph">
      <style:paragraph-properties fo:margin-left="0.25cm" fo:margin-right="0cm" fo:margin-top="0cm" fo:margin-bottom="0cm" style:contextual-spacing="true" fo:line-height="100%" fo:text-indent="0cm" style:auto-text-indent="false"/>
      <style:text-properties style:font-name="Arial2" fo:font-size="9pt" officeooo:rsid="0012d395" officeooo:paragraph-rsid="02b47221" style:font-size-asian="9pt" style:font-name-complex="Calibri1" style:font-size-complex="9pt"/>
    </style:style>
    <style:style style:name="P94" style:family="paragraph" style:parent-style-name="List_20_Paragraph">
      <style:paragraph-properties fo:margin-left="0.25cm" fo:margin-right="0cm" fo:margin-top="0cm" fo:margin-bottom="0cm" style:contextual-spacing="true" fo:line-height="100%" fo:text-indent="0cm" style:auto-text-indent="false"/>
      <style:text-properties style:font-name="Arial2" fo:font-size="9pt" officeooo:rsid="0012d395" officeooo:paragraph-rsid="0314591b" style:font-size-asian="9pt" style:font-name-complex="Calibri1" style:font-size-complex="9pt"/>
    </style:style>
    <style:style style:name="P95" style:family="paragraph" style:parent-style-name="Table_20_Contents">
      <style:text-properties style:font-name="Arial2" fo:font-size="11pt" officeooo:rsid="01d9df5c" officeooo:paragraph-rsid="02b47221" style:font-size-asian="11pt" style:font-name-complex="Calibri1" style:font-size-complex="11pt"/>
    </style:style>
    <style:style style:name="P96" style:family="paragraph" style:parent-style-name="Table_20_Contents">
      <style:text-properties style:font-name="Arial2" fo:font-size="11pt" officeooo:rsid="01d9df5c" officeooo:paragraph-rsid="0314591b" style:font-size-asian="11pt" style:font-name-complex="Calibri1" style:font-size-complex="11pt"/>
    </style:style>
    <style:style style:name="P97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officeooo:paragraph-rsid="02b472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8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officeooo:paragraph-rsid="0314591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paragraph-rsid="02b47221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paragraph-rsid="0314591b" style:font-weight-asian="bold" style:font-weight-complex="bold"/>
    </style:style>
    <style:style style:name="P101" style:family="paragraph" style:parent-style-name="Table_20_Contents">
      <style:text-properties fo:font-weight="bold" officeooo:paragraph-rsid="02b47221" style:font-weight-asian="bold" style:font-weight-complex="bold"/>
    </style:style>
    <style:style style:name="P102" style:family="paragraph" style:parent-style-name="Table_20_Contents">
      <style:text-properties fo:font-weight="bold" officeooo:paragraph-rsid="0314591b" style:font-weight-asian="bold" style:font-weight-complex="bold"/>
    </style:style>
    <style:style style:name="P103" style:family="paragraph" style:parent-style-name="Table_20_Contents">
      <style:text-properties officeooo:paragraph-rsid="02b47221"/>
    </style:style>
    <style:style style:name="P10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font-weight="normal" officeooo:paragraph-rsid="0314591b" style:font-size-asian="10pt" style:font-weight-asian="normal" style:font-name-complex="Calibri1" style:font-size-complex="10pt" style:font-weight-complex="normal"/>
    </style:style>
    <style:style style:name="P10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Arial1" fo:font-size="10pt" fo:language="es" fo:country="PE" fo:font-weight="normal" officeooo:paragraph-rsid="0314591b" style:letter-kerning="true" style:font-name-asian="Noto Sans CJK SC" style:font-size-asian="10pt" style:language-asian="zh" style:country-asian="CN" style:font-weight-asian="normal" style:font-name-complex="Calibri1" style:font-size-complex="10pt" style:language-complex="hi" style:country-complex="IN" style:font-weight-complex="normal"/>
    </style:style>
    <style:style style:name="P106" style:family="paragraph" style:parent-style-name="Table_20_Contents">
      <style:text-properties officeooo:paragraph-rsid="0314591b"/>
    </style:style>
    <style:style style:name="P107" style:family="paragraph" style:parent-style-name="Table_20_Contents">
      <style:text-properties officeooo:rsid="02b1e981" officeooo:paragraph-rsid="0314591b"/>
    </style:style>
    <style:style style:name="P108" style:family="paragraph" style:parent-style-name="List_20_Paragraph" style:list-style-name="L1">
      <style:paragraph-properties fo:margin-top="0cm" fo:margin-bottom="0cm" style:contextual-spacing="true" fo:line-height="100%"/>
      <style:text-properties style:font-name="Arial2" fo:font-size="9pt" officeooo:rsid="0012d395" officeooo:paragraph-rsid="02b47221" style:font-size-asian="9pt" style:font-name-complex="Calibri1" style:font-size-complex="9pt"/>
    </style:style>
    <style:style style:name="P109" style:family="paragraph" style:parent-style-name="List_20_Paragraph" style:list-style-name="L12">
      <style:paragraph-properties fo:margin-top="0cm" fo:margin-bottom="0cm" style:contextual-spacing="true" fo:line-height="100%"/>
      <style:text-properties style:font-name="Arial2" fo:font-size="9pt" officeooo:rsid="0012d395" officeooo:paragraph-rsid="0314591b" style:font-size-asian="9pt" style:font-name-complex="Calibri1" style:font-size-complex="9pt"/>
    </style:style>
    <style:style style:name="P110" style:family="paragraph" style:parent-style-name="No_20_Spacing" style:list-style-name="L3">
      <style:paragraph-properties fo:text-align="justify" style:justify-single-word="false">
        <style:tab-stops>
          <style:tab-stop style:position="0.24cm"/>
        </style:tab-stops>
      </style:paragraph-properties>
      <style:text-properties style:font-name="Arial2" fo:font-size="10pt" officeooo:paragraph-rsid="02b47221" style:font-size-asian="10pt" style:font-name-complex="Calibri1" style:font-size-complex="10pt"/>
    </style:style>
    <style:style style:name="P111" style:family="paragraph" style:parent-style-name="No_20_Spacing" style:list-style-name="L14">
      <style:paragraph-properties fo:text-align="justify" style:justify-single-word="false">
        <style:tab-stops>
          <style:tab-stop style:position="0.24cm"/>
        </style:tab-stops>
      </style:paragraph-properties>
      <style:text-properties style:font-name="Arial2" fo:font-size="10pt" officeooo:paragraph-rsid="0314591b" style:font-size-asian="10pt" style:font-name-complex="Calibri1" style:font-size-complex="10pt"/>
    </style:style>
    <style:style style:name="P112" style:family="paragraph" style:parent-style-name="No_20_Spacing" style:list-style-name="L17">
      <style:paragraph-properties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40c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113" style:family="paragraph" style:parent-style-name="Standard" style:master-page-name="Standard">
      <style:paragraph-properties fo:text-align="center" style:justify-single-word="false" style:page-number="auto"/>
      <style:text-properties style:font-name="Arial2" fo:font-size="12pt" officeooo:paragraph-rsid="02b47221" style:font-size-asian="12pt" style:font-size-complex="12pt"/>
    </style:style>
    <style:style style:name="P114" style:family="paragraph" style:parent-style-name="Standard" style:list-style-name="L9">
      <style:paragraph-properties fo:margin-top="0cm" fo:margin-bottom="0cm" style:contextual-spacing="false" fo:line-height="100%"/>
      <style:text-properties style:font-name="Arial2" fo:font-size="12pt" officeooo:paragraph-rsid="02b47221" style:font-size-asian="12pt" style:font-size-complex="12pt"/>
    </style:style>
    <style:style style:name="P115" style:family="paragraph" style:parent-style-name="Standard" style:list-style-name="L11">
      <style:paragraph-properties fo:margin-top="0cm" fo:margin-bottom="0cm" style:contextual-spacing="false" fo:line-height="100%"/>
      <style:text-properties style:font-name="Arial2" fo:font-size="12pt" officeooo:paragraph-rsid="0314591b" style:font-size-asian="12pt" style:font-size-complex="12pt"/>
    </style:style>
    <style:style style:name="P116" style:family="paragraph" style:parent-style-name="Standard" style:list-style-name="L9">
      <style:paragraph-properties fo:margin-top="0cm" fo:margin-bottom="0cm" style:contextual-spacing="false" fo:line-height="100%"/>
      <style:text-properties style:font-name="Arial2" fo:font-size="12pt" officeooo:paragraph-rsid="02b47221" style:font-size-asian="12pt" style:font-name-complex="Calibri1" style:font-size-complex="12pt"/>
    </style:style>
    <style:style style:name="P117" style:family="paragraph" style:parent-style-name="Standard" style:list-style-name="L11">
      <style:paragraph-properties fo:margin-top="0cm" fo:margin-bottom="0cm" style:contextual-spacing="false" fo:line-height="100%"/>
      <style:text-properties style:font-name="Arial2" fo:font-size="12pt" officeooo:paragraph-rsid="0314591b" style:font-size-asian="12pt" style:font-name-complex="Calibri1" style:font-size-complex="12pt"/>
    </style:style>
    <style:style style:name="P118" style:family="paragraph" style:parent-style-name="Standard" style:list-style-name="L9">
      <style:paragraph-properties fo:text-align="center" style:justify-single-word="false"/>
      <style:text-properties style:font-name="Arial2" fo:font-size="12pt" fo:font-weight="bold" officeooo:paragraph-rsid="02b47221" style:font-size-asian="12pt" style:font-weight-asian="bold" style:font-name-complex="Calibri1" style:font-size-complex="12pt"/>
    </style:style>
    <style:style style:name="P119" style:family="paragraph" style:parent-style-name="Standard" style:list-style-name="L11">
      <style:paragraph-properties fo:text-align="center" style:justify-single-word="false"/>
      <style:text-properties style:font-name="Arial2" fo:font-size="12pt" fo:font-weight="bold" officeooo:paragraph-rsid="0314591b" style:font-size-asian="12pt" style:font-weight-asian="bold" style:font-name-complex="Calibri1" style:font-size-complex="12pt"/>
    </style:style>
    <style:style style:name="P120" style:family="paragraph" style:parent-style-name="Standard" style:list-style-name="L9">
      <style:text-properties style:font-name="Arial2" fo:font-size="12pt" fo:font-weight="bold" officeooo:paragraph-rsid="02b47221" style:font-size-asian="12pt" style:font-weight-asian="bold" style:font-name-complex="Calibri1" style:font-size-complex="12pt"/>
    </style:style>
    <style:style style:name="P121" style:family="paragraph" style:parent-style-name="Standard" style:list-style-name="L9">
      <style:text-properties style:font-name="Arial2" fo:font-size="12pt" fo:font-weight="bold" officeooo:rsid="01d7c803" officeooo:paragraph-rsid="02b47221" style:font-size-asian="12pt" style:font-weight-asian="bold" style:font-name-complex="Calibri1" style:font-size-complex="12pt"/>
    </style:style>
    <style:style style:name="P122" style:family="paragraph" style:parent-style-name="Standard" style:list-style-name="L11">
      <style:text-properties style:font-name="Arial2" fo:font-size="12pt" fo:font-weight="bold" officeooo:rsid="01d7c803" officeooo:paragraph-rsid="0314591b" style:font-size-asian="12pt" style:font-weight-asian="bold" style:font-name-complex="Calibri1" style:font-size-complex="12pt"/>
    </style:style>
    <style:style style:name="P123" style:family="paragraph" style:parent-style-name="Standard" style:list-style-name="L9">
      <style:text-properties style:font-name="Arial2" fo:font-size="12pt" fo:font-weight="bold" officeooo:rsid="0023bde9" officeooo:paragraph-rsid="02b47221" style:font-size-asian="12pt" style:font-weight-asian="bold" style:font-name-complex="Calibri1" style:font-size-complex="12pt"/>
    </style:style>
    <style:style style:name="P124" style:family="paragraph" style:parent-style-name="Standard" style:list-style-name="L11">
      <style:text-properties style:font-name="Arial2" fo:font-size="12pt" fo:font-weight="bold" officeooo:rsid="0023bde9" officeooo:paragraph-rsid="0314591b" style:font-size-asian="12pt" style:font-weight-asian="bold" style:font-name-complex="Calibri1" style:font-size-complex="12pt"/>
    </style:style>
    <style:style style:name="P125" style:family="paragraph" style:parent-style-name="Standard" style:list-style-name="L9">
      <style:text-properties style:font-name="Arial2" fo:font-size="12pt" fo:font-weight="bold" officeooo:rsid="01d9df5c" officeooo:paragraph-rsid="02b47221" style:font-size-asian="12pt" style:font-weight-asian="bold" style:font-name-complex="Calibri1" style:font-size-complex="12pt"/>
    </style:style>
    <style:style style:name="P126" style:family="paragraph" style:parent-style-name="Standard" style:list-style-name="L11">
      <style:text-properties style:font-name="Arial2" fo:font-size="12pt" fo:font-weight="bold" officeooo:rsid="01d9df5c" officeooo:paragraph-rsid="0314591b" style:font-size-asian="12pt" style:font-weight-asian="bold" style:font-name-complex="Calibri1" style:font-size-complex="12pt"/>
    </style:style>
    <style:style style:name="P127" style:family="paragraph" style:parent-style-name="Standard" style:list-style-name="L11">
      <style:text-properties style:font-name="Arial2" fo:font-size="12pt" fo:font-weight="bold" officeooo:paragraph-rsid="0314591b" style:font-size-asian="12pt" style:font-weight-asian="bold" style:font-name-complex="Calibri1" style:font-size-complex="12pt"/>
    </style:style>
    <style:style style:name="P128" style:family="paragraph" style:parent-style-name="Standard" style:list-style-name="L7">
      <style:text-properties style:font-name="Arial2" fo:font-size="12pt" fo:font-weight="normal" officeooo:rsid="002ccfed" officeooo:paragraph-rsid="02b47221" style:font-size-asian="12pt" style:font-weight-asian="normal" style:font-name-complex="Calibri1" style:font-size-complex="12pt" style:font-weight-complex="normal"/>
    </style:style>
    <style:style style:name="P129" style:family="paragraph" style:parent-style-name="Standard" style:list-style-name="L10">
      <style:text-properties style:font-name="Arial2" fo:font-size="12pt" fo:font-weight="normal" officeooo:rsid="002ccfed" officeooo:paragraph-rsid="02b47221" style:font-size-asian="12pt" style:font-weight-asian="normal" style:font-name-complex="Calibri1" style:font-size-complex="12pt" style:font-weight-complex="normal"/>
    </style:style>
    <style:style style:name="P130" style:family="paragraph" style:parent-style-name="Standard" style:list-style-name="L18">
      <style:text-properties style:font-name="Arial2" fo:font-size="12pt" fo:font-weight="normal" officeooo:rsid="002ccfed" officeooo:paragraph-rsid="0314591b" style:font-size-asian="12pt" style:font-weight-asian="normal" style:font-name-complex="Calibri1" style:font-size-complex="12pt" style:font-weight-complex="normal"/>
    </style:style>
    <style:style style:name="P131" style:family="paragraph" style:parent-style-name="Standard" style:list-style-name="L20">
      <style:text-properties style:font-name="Arial2" fo:font-size="12pt" fo:font-weight="normal" officeooo:rsid="002ccfed" officeooo:paragraph-rsid="0314591b" style:font-size-asian="12pt" style:font-weight-asian="normal" style:font-name-complex="Calibri1" style:font-size-complex="12pt" style:font-weight-complex="normal"/>
    </style:style>
    <style:style style:name="P132" style:family="paragraph" style:parent-style-name="Standard" style:list-style-name="L2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paragraph-rsid="02b47221" style:font-size-asian="10pt" style:font-weight-asian="normal" style:font-name-complex="Calibri1" style:font-size-complex="10pt" style:font-weight-complex="normal"/>
    </style:style>
    <style:style style:name="P133" style:family="paragraph" style:parent-style-name="Standard" style:list-style-name="L13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paragraph-rsid="0314591b" style:font-size-asian="10pt" style:font-weight-asian="normal" style:font-name-complex="Calibri1" style:font-size-complex="10pt" style:font-weight-complex="normal"/>
    </style:style>
    <style:style style:name="P134" style:family="paragraph" style:parent-style-name="Standard" style:list-style-name="L4">
      <style:paragraph-properties fo:margin-top="0cm" fo:margin-bottom="0cm" style:contextual-spacing="false" fo:line-height="100%"/>
      <style:text-properties style:font-name="Arial2" fo:font-size="10pt" fo:font-weight="normal" officeooo:rsid="001abe8c" officeooo:paragraph-rsid="02b47221" style:font-size-asian="10pt" style:font-weight-asian="normal" style:font-name-complex="Calibri1" style:font-size-complex="10pt" style:font-weight-complex="normal"/>
    </style:style>
    <style:style style:name="P135" style:family="paragraph" style:parent-style-name="Standard" style:list-style-name="L15">
      <style:paragraph-properties fo:margin-top="0cm" fo:margin-bottom="0cm" style:contextual-spacing="false" fo:line-height="100%"/>
      <style:text-properties style:font-name="Arial2" fo:font-size="10pt" fo:font-weight="normal" officeooo:rsid="001abe8c" officeooo:paragraph-rsid="0314591b" style:font-size-asian="10pt" style:font-weight-asian="normal" style:font-name-complex="Calibri1" style:font-size-complex="10pt" style:font-weight-complex="normal"/>
    </style:style>
    <style:style style:name="P136" style:family="paragraph" style:parent-style-name="Standard" style:list-style-name="L5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2858e9a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137" style:family="paragraph" style:parent-style-name="Standard" style:list-style-name="L6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2858e9a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138" style:family="paragraph" style:parent-style-name="Standard" style:list-style-name="L6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2858e9a" officeooo:paragraph-rsid="0312a0d5" style:font-name-asian="Times New Roman" style:font-size-asian="10pt" style:language-asian="es" style:country-asian="ES" style:font-name-complex="Times New Roman" style:font-size-complex="10pt"/>
    </style:style>
    <style:style style:name="P139" style:family="paragraph" style:parent-style-name="Standard" style:list-style-name="L6">
      <style:paragraph-properties fo:margin-top="0cm" fo:margin-bottom="0cm" style:contextual-spacing="false" fo:line-height="100%"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286ac15" officeooo:paragraph-rsid="02b47221" style:font-name-asian="Times New Roman" style:font-size-asian="10pt" style:language-asian="es" style:country-asian="ES" style:font-name-complex="Times New Roman" style:font-size-complex="10pt"/>
    </style:style>
    <style:style style:name="P140" style:family="paragraph" style:parent-style-name="Standard" style:list-style-name="L16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054c16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141" style:family="paragraph" style:parent-style-name="Standard" style:list-style-name="L16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92131b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142" style:family="paragraph" style:parent-style-name="Standard" style:list-style-name="L16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3517ea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143" style:family="paragraph" style:parent-style-name="Standard" style:master-page-name="Standard">
      <style:paragraph-properties fo:text-align="center" style:justify-single-word="false" style:page-number="auto"/>
      <style:text-properties style:font-name="Arial2" fo:font-weight="bold" officeooo:rsid="000429a7" officeooo:paragraph-rsid="0314591b" style:font-weight-asian="bold" style:font-weight-complex="bold"/>
    </style:style>
    <style:style style:name="P144" style:family="paragraph" style:parent-style-name="Standard" style:list-style-name="L9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302c6f1" officeooo:paragraph-rsid="0302c6f1" style:text-blinking="false" fo:background-color="transparent" style:font-size-asian="12pt" style:font-weight-asian="bold" style:font-name-complex="Calibri1" style:font-size-complex="12pt" style:font-weight-complex="bold"/>
    </style:style>
    <style:style style:name="P145" style:family="paragraph" style:parent-style-name="Standard" style:list-style-name="L11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314591b" style:text-blinking="false" fo:background-color="transparent" style:font-size-asian="12pt" style:font-weight-asian="bold" style:font-name-complex="Calibri1" style:font-size-complex="12pt" style:font-weight-complex="bold"/>
    </style:style>
    <style:style style:name="P146" style:family="paragraph" style:parent-style-name="Standard" style:list-style-name="L4">
      <style:paragraph-properties fo:margin-top="0cm" fo:margin-bottom="0cm" style:contextual-spacing="false" fo:line-height="100%"/>
      <style:text-properties fo:font-weight="normal" officeooo:rsid="001c0212" officeooo:paragraph-rsid="02b47221" style:font-weight-asian="normal" style:font-weight-complex="normal"/>
    </style:style>
    <style:style style:name="P147" style:family="paragraph" style:parent-style-name="Standard" style:list-style-name="L15">
      <style:paragraph-properties fo:margin-top="0cm" fo:margin-bottom="0cm" style:contextual-spacing="false" fo:line-height="100%"/>
      <style:text-properties fo:font-weight="normal" officeooo:rsid="001c0212" officeooo:paragraph-rsid="0314591b" style:font-weight-asian="normal" style:font-weight-complex="normal"/>
    </style:style>
    <style:style style:name="P148" style:family="paragraph" style:parent-style-name="Standard" style:master-page-name="Standard">
      <style:paragraph-properties fo:margin-top="0cm" fo:margin-bottom="0.282cm" style:contextual-spacing="false" fo:text-align="center" style:justify-single-word="false" style:page-number="auto"/>
      <style:text-properties fo:font-size="16pt" officeooo:paragraph-rsid="0314591b" style:font-size-asian="16pt" style:font-size-complex="16pt"/>
    </style:style>
    <style:style style:name="P149" style:family="paragraph" style:parent-style-name="Table_20_Contents" style:list-style-name="L8">
      <style:text-properties style:font-name="Arial2" fo:font-size="12pt" officeooo:rsid="01dc7d28" officeooo:paragraph-rsid="02b47221" style:font-size-asian="12pt" style:font-name-complex="Calibri1" style:font-size-complex="12pt"/>
    </style:style>
    <style:style style:name="P150" style:family="paragraph" style:parent-style-name="Table_20_Contents" style:list-style-name="L19">
      <style:text-properties style:font-name="Arial2" fo:font-size="12pt" officeooo:rsid="01dc7d28" officeooo:paragraph-rsid="0314591b" style:font-size-asian="12pt" style:font-name-complex="Calibri1" style:font-size-complex="12pt"/>
    </style:style>
    <style:style style:name="P151" style:family="paragraph" style:parent-style-name="Table_20_Contents" style:list-style-name="L19">
      <style:text-properties style:font-name="Arial2" fo:font-size="12pt" officeooo:rsid="0293d6b8" officeooo:paragraph-rsid="0314591b" style:font-size-asian="12pt" style:font-name-complex="Calibri1" style:font-size-complex="12pt"/>
    </style:style>
    <style:style style:name="P152" style:family="paragraph">
      <style:paragraph-properties fo:text-align="center"/>
    </style:style>
    <style:style style:name="P15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5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name-complex="Calibri1"/>
    </style:style>
    <style:style style:name="T2" style:family="text">
      <style:text-properties fo:font-weight="bold" officeooo:rsid="01d50103" style:font-weight-asian="bold" style:font-name-complex="Calibri1"/>
    </style:style>
    <style:style style:name="T3" style:family="text">
      <style:text-properties fo:font-weight="bold" officeooo:rsid="01f39d38" style:font-weight-asian="bold" style:font-name-complex="Calibri1"/>
    </style:style>
    <style:style style:name="T4" style:family="text">
      <style:text-properties fo:font-weight="bold" officeooo:rsid="02b47221" style:font-weight-asian="bold" style:font-name-complex="Calibri1"/>
    </style:style>
    <style:style style:name="T5" style:family="text">
      <style:text-properties fo:font-weight="bold" officeooo:rsid="02979d2c" style:font-weight-asian="bold" style:font-name-complex="Calibri1"/>
    </style:style>
    <style:style style:name="T6" style:family="text">
      <style:text-properties fo:font-weight="normal" officeooo:rsid="028a9f8a" style:font-weight-asian="normal" style:font-name-complex="Calibri1" style:font-weight-complex="normal"/>
    </style:style>
    <style:style style:name="T7" style:family="text">
      <style:text-properties fo:font-weight="normal" officeooo:rsid="0132ad37" style:font-weight-asian="normal" style:font-name-complex="Calibri1" style:font-weight-complex="normal"/>
    </style:style>
    <style:style style:name="T8" style:family="text">
      <style:text-properties fo:font-weight="normal" officeooo:rsid="01344a18" style:font-weight-asian="normal" style:font-name-complex="Calibri1" style:font-weight-complex="normal"/>
    </style:style>
    <style:style style:name="T9" style:family="text">
      <style:text-properties style:font-name="Arial2" fo:font-size="10pt" style:font-size-asian="10pt" style:font-name-complex="Calibri1" style:font-size-complex="10pt"/>
    </style:style>
    <style:style style:name="T10" style:family="text">
      <style:text-properties style:font-name="Arial2" fo:font-size="10pt" officeooo:rsid="001abe8c" style:font-size-asian="10pt" style:font-name-complex="Calibri1" style:font-size-complex="10pt"/>
    </style:style>
    <style:style style:name="T11" style:family="text">
      <style:text-properties officeooo:rsid="00f61270"/>
    </style:style>
    <style:style style:name="T12" style:family="text">
      <style:text-properties officeooo:rsid="00f4b7f5"/>
    </style:style>
    <style:style style:name="T13" style:family="text">
      <style:text-properties style:font-name-complex="Calibri1"/>
    </style:style>
    <style:style style:name="T14" style:family="text">
      <style:text-properties officeooo:rsid="000db942" style:font-name-complex="Calibri1"/>
    </style:style>
    <style:style style:name="T15" style:family="text">
      <style:text-properties officeooo:rsid="0024d43c" style:font-name-complex="Calibri1"/>
    </style:style>
    <style:style style:name="T16" style:family="text">
      <style:text-properties officeooo:rsid="028775f9" style:font-name-complex="Calibri1"/>
    </style:style>
    <style:style style:name="T17" style:family="text">
      <style:text-properties officeooo:rsid="02b75d52" style:font-name-complex="Calibri1"/>
    </style:style>
    <style:style style:name="T18" style:family="text">
      <style:text-properties officeooo:rsid="02bc976a" style:font-name-complex="Calibri1"/>
    </style:style>
    <style:style style:name="T19" style:family="text">
      <style:text-properties officeooo:rsid="030e4a16" style:font-name-complex="Calibri1"/>
    </style:style>
    <style:style style:name="T20" style:family="text">
      <style:text-properties officeooo:rsid="001a7912" style:font-name-complex="Calibri1"/>
    </style:style>
    <style:style style:name="T21" style:family="text">
      <style:text-properties officeooo:rsid="01d7c803" style:font-name-complex="Calibri1"/>
    </style:style>
    <style:style style:name="T22" style:family="text">
      <style:text-properties officeooo:rsid="0295d136" style:font-name-complex="Calibri1"/>
    </style:style>
    <style:style style:name="T23" style:family="text">
      <style:text-properties officeooo:rsid="03155123" style:font-name-complex="Calibri1"/>
    </style:style>
    <style:style style:name="T24" style:family="text">
      <style:text-properties officeooo:rsid="00e95bdf"/>
    </style:style>
    <style:style style:name="T25" style:family="text">
      <style:text-properties officeooo:rsid="00e7597b"/>
    </style:style>
    <style:style style:name="T26" style:family="text">
      <style:text-properties style:font-name-asian="Calibri1" style:font-name-complex="Times New Roman"/>
    </style:style>
    <style:style style:name="T27" style:family="text">
      <style:text-properties officeooo:rsid="002597dc" style:font-name-asian="Calibri1" style:font-name-complex="Times New Roman"/>
    </style:style>
    <style:style style:name="T28" style:family="text">
      <style:text-properties officeooo:rsid="0027445a" style:font-name-asian="Calibri1" style:font-name-complex="Times New Roman"/>
    </style:style>
    <style:style style:name="T29" style:family="text">
      <style:text-properties officeooo:rsid="00280b79" style:font-name-asian="Calibri1" style:font-name-complex="Times New Roman"/>
    </style:style>
    <style:style style:name="T30" style:family="text">
      <style:text-properties officeooo:rsid="01de25fe" style:font-name-asian="Calibri1" style:font-name-complex="Times New Roman"/>
    </style:style>
    <style:style style:name="T31" style:family="text">
      <style:text-properties officeooo:rsid="027fd813" style:font-name-asian="Calibri1" style:font-name-complex="Times New Roman"/>
    </style:style>
    <style:style style:name="T32" style:family="text">
      <style:text-properties officeooo:rsid="02b9c63d" style:font-name-asian="Calibri1" style:font-name-complex="Times New Roman"/>
    </style:style>
    <style:style style:name="T33" style:family="text">
      <style:text-properties officeooo:rsid="03043d5d" style:font-name-asian="Calibri1" style:font-name-complex="Times New Roman"/>
    </style:style>
    <style:style style:name="T34" style:family="text">
      <style:text-properties officeooo:rsid="00f03540"/>
    </style:style>
    <style:style style:name="T35" style:family="text">
      <style:text-properties officeooo:rsid="00347f04"/>
    </style:style>
    <style:style style:name="T36" style:family="text">
      <style:text-properties officeooo:rsid="01d663b5"/>
    </style:style>
    <style:style style:name="T37" style:family="text">
      <style:text-properties officeooo:rsid="01de25fe"/>
    </style:style>
    <style:style style:name="T38" style:family="text">
      <style:text-properties officeooo:rsid="01e3fad3"/>
    </style:style>
    <style:style style:name="T39" style:family="text">
      <style:text-properties officeooo:rsid="01e59324"/>
    </style:style>
    <style:style style:name="T40" style:family="text">
      <style:text-properties officeooo:rsid="01e6606e"/>
    </style:style>
    <style:style style:name="T41" style:family="text">
      <style:text-properties style:text-position="super 58%" officeooo:rsid="01f14478"/>
    </style:style>
    <style:style style:name="T42" style:family="text">
      <style:text-properties officeooo:rsid="01f14478"/>
    </style:style>
    <style:style style:name="T43" style:family="text">
      <style:text-properties officeooo:rsid="020c9cdd"/>
    </style:style>
    <style:style style:name="T44" style:family="text">
      <style:text-properties officeooo:rsid="027e7c9b"/>
    </style:style>
    <style:style style:name="T45" style:family="text">
      <style:text-properties officeooo:rsid="0286ac15"/>
    </style:style>
    <style:style style:name="T46" style:family="text">
      <style:text-properties officeooo:rsid="028775f9"/>
    </style:style>
    <style:style style:name="T47" style:family="text">
      <style:text-properties officeooo:rsid="028793e0"/>
    </style:style>
    <style:style style:name="T48" style:family="text">
      <style:text-properties officeooo:rsid="02b648e8"/>
    </style:style>
    <style:style style:name="T49" style:family="text">
      <style:text-properties officeooo:rsid="02baabed"/>
    </style:style>
    <style:style style:name="T50" style:family="text">
      <style:text-properties officeooo:rsid="02bc87e7"/>
    </style:style>
    <style:style style:name="T51" style:family="text">
      <style:text-properties officeooo:rsid="0302c6f1"/>
    </style:style>
    <style:style style:name="T52" style:family="text">
      <style:text-properties officeooo:rsid="02858e9a"/>
    </style:style>
    <style:style style:name="T53" style:family="text">
      <style:text-properties officeooo:rsid="03056831"/>
    </style:style>
    <style:style style:name="T54" style:family="text">
      <style:text-properties officeooo:rsid="03071e97"/>
    </style:style>
    <style:style style:name="T55" style:family="text">
      <style:text-properties officeooo:rsid="0309df8b"/>
    </style:style>
    <style:style style:name="T56" style:family="text">
      <style:text-properties officeooo:rsid="030c7e1b"/>
    </style:style>
    <style:style style:name="T57" style:family="text">
      <style:text-properties officeooo:rsid="030e4a16"/>
    </style:style>
    <style:style style:name="T58" style:family="text">
      <style:text-properties officeooo:rsid="01e9406d"/>
    </style:style>
    <style:style style:name="T59" style:family="text">
      <style:text-properties officeooo:rsid="0310419a"/>
    </style:style>
    <style:style style:name="T60" style:family="text">
      <style:text-properties officeooo:rsid="03112031"/>
    </style:style>
    <style:style style:name="T61" style:family="text">
      <style:text-properties officeooo:rsid="0312a0d5"/>
    </style:style>
    <style:style style:name="T62" style:family="text">
      <style:text-properties fo:font-size="16pt" style:font-size-asian="16pt" style:font-size-complex="16pt"/>
    </style:style>
    <style:style style:name="T63" style:family="text">
      <style:text-properties fo:font-size="16pt" fo:font-weight="bold" officeooo:rsid="01d50103" style:font-size-asian="16pt" style:font-weight-asian="bold" style:font-name-complex="Calibri1" style:font-size-complex="16pt"/>
    </style:style>
    <style:style style:name="T64" style:family="text">
      <style:text-properties officeooo:rsid="0287e34d"/>
    </style:style>
    <style:style style:name="T65" style:family="text">
      <style:text-properties officeooo:rsid="028934c8"/>
    </style:style>
    <style:style style:name="T66" style:family="text">
      <style:text-properties officeooo:rsid="0289470c"/>
    </style:style>
    <style:style style:name="T67" style:family="text">
      <style:text-properties officeooo:rsid="01df5f91"/>
    </style:style>
    <style:style style:name="T68" style:family="text">
      <style:text-properties officeooo:rsid="028bea75"/>
    </style:style>
    <style:style style:name="T69" style:family="text">
      <style:text-properties officeooo:rsid="0134f997"/>
    </style:style>
    <style:style style:name="T70" style:family="text">
      <style:text-properties officeooo:rsid="028edefe"/>
    </style:style>
    <style:style style:name="T71" style:family="text">
      <style:text-properties officeooo:rsid="028f92b8"/>
    </style:style>
    <style:style style:name="T72" style:family="text">
      <style:text-properties officeooo:rsid="013517ea"/>
    </style:style>
    <style:style style:name="T73" style:family="text">
      <style:text-properties officeooo:rsid="0292131b"/>
    </style:style>
    <style:style style:name="T74" style:family="text">
      <style:text-properties officeooo:rsid="0136b109"/>
    </style:style>
    <style:style style:name="T75" style:family="text">
      <style:text-properties officeooo:rsid="0029def8"/>
    </style:style>
    <style:style style:name="T76" style:family="text">
      <style:text-properties officeooo:rsid="02927b12"/>
    </style:style>
    <style:style style:name="T77" style:family="text">
      <style:text-properties officeooo:rsid="0293d6b8"/>
    </style:style>
    <style:style style:name="T78" style:family="text">
      <style:text-properties officeooo:rsid="01f1a2e4"/>
    </style:style>
    <style:style style:name="T79" style:family="text">
      <style:text-properties officeooo:rsid="0287a899"/>
    </style:style>
    <style:style style:name="T80" style:family="text">
      <style:text-properties officeooo:rsid="0314591b"/>
    </style:style>
    <style:style style:name="T8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solid" draw:fill-color="#729fcf" draw:textarea-vertical-align="middle" fo:min-height="1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1">SESIÓN DE APRENDIZAJE </text:span><text:span text:style-name="T2">N°</text:span><text:span text:style-name="T3">- </text:span><text:span text:style-name="T4">01</text:span></text:p>
      <text:list xml:id="list4284889481" text:style-name="L9">
        <text:list-header>
          <text:p text:style-name="P144">Analizamos el valor nutricional de diversos alimentos empleando fracciones</text:p>
          <text:p text:style-name="P118"/>
        </text:list-header>
        <text:list-item text:start-value="1">
          <text:p text:style-name="P120">DATOS INFORMATIVOS </text:p>
          <text:list>
            <text:list-item>
              <text:p text:style-name="P116">Institución Educativa: Juan Velasco Alvarado</text:p>
            </text:list-item>
            <text:list-item>
              <text:p text:style-name="P116">Área <text:s/><text:tab/><text:tab/><text:tab/> : Matemática</text:p>
            </text:list-item>
            <text:list-item>
              <text:p text:style-name="P116">Ciclo <text:s/><text:tab/><text:tab/><text:tab/> : VI</text:p>
            </text:list-item>
            <text:list-item>
              <text:p text:style-name="P116">Grado y Sección <text:tab/> : <text:span text:style-name="T36">1</text:span>° <text:span text:style-name="T43">y 2º</text:span> Único <text:s text:c="2"/></text:p>
            </text:list-item>
            <text:list-item>
              <text:p text:style-name="P116"><text:span text:style-name="T11">Duración <text:tab/></text:span><text:tab/> : 0<text:span text:style-name="T40">4</text:span><text:span text:style-name="T12"> horas</text:span> <text:s/></text:p>
            </text:list-item>
            <text:list-item>
              <text:p text:style-name="P114"><text:span text:style-name="T13">Docente <text:s/><text:tab/><text:tab/> : </text:span><text:span text:style-name="T14">Eliseo, Machaca Cotrado</text:span><text:span text:style-name="T13"> </text:span></text:p>
            </text:list-item>
          </text:list>
        </text:list-item>
        <text:list-item>
          <text:p text:style-name="P120">PROPÓSITO DE APRENDIZAJE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37">COMPETENCIAS Y CAPACIDADES DEL ÁREA</text:p>
          </table:table-cell>
          <table:table-cell table:style-name="Table10.A1" office:value-type="string">
            <text:p text:style-name="P37">DESEMPEÑOS DE GRADO Y/0</text:p>
            <text:p text:style-name="P37">DESEMPEÑOS PRECISADOS</text:p>
          </table:table-cell>
          <table:table-cell table:style-name="Table10.A1" office:value-type="string">
            <text:p text:style-name="P37">EVIDENCIA DE APRENDIZAJE</text:p>
          </table:table-cell>
          <table:table-cell table:style-name="Table10.A1" office:value-type="string">
            <text:p text:style-name="P37">INSTRUMENTO DE EVALUACIÓN</text:p>
          </table:table-cell>
        </table:table-row>
        <table:table-row table:style-name="Table10.1">
          <table:table-cell table:style-name="Table10.A2" office:value-type="string">
            <text:p text:style-name="P93">Resuelve problemas de <text:span text:style-name="T48">cantidad</text:span>.</text:p>
            <text:list text:style-name="L1">
              <text:list-item>
                <text:p text:style-name="P108">Traduce cantidades a expresiones numéricas.</text:p>
              </text:list-item>
              <text:list-item>
                <text:p text:style-name="P108">Comunica su comprensión sobre los números y las operaciones.</text:p>
              </text:list-item>
              <text:list-item>
                <text:p text:style-name="P108">Usa estrategias y procedimientos de estimación y calculo.</text:p>
              </text:list-item>
              <text:list-item>
                <text:p text:style-name="P108">Argumenta afirmaciones sobre las relaciones numéricas y las operaciones.</text:p>
              </text:list-item>
            </text:list>
          </table:table-cell>
          <table:table-cell table:style-name="Table10.B2" office:value-type="string">
            <text:list text:style-name="L2">
              <text:list-item>
                <text:p text:style-name="P132">Establec<text:span text:style-name="T51">e</text:span> relaciones entre las representaciones y las transform<text:span text:style-name="T51">a</text:span> en expresiones numéricas con fracciones.</text:p>
              </text:list-item>
              <text:list-item>
                <text:p text:style-name="P132">Represent<text:span text:style-name="T51">a</text:span> de forma gráfica y simbólica las propiedades de las operaciones con fracciones.</text:p>
              </text:list-item>
              <text:list-item>
                <text:p text:style-name="P132">Emple<text:span text:style-name="T51">a</text:span> estrategias de cálculo y procedimientos para realizar las operaciones con expresiones fraccionarias usando propiedades de las operaciones</text:p>
              </text:list-item>
              <text:list-item>
                <text:p text:style-name="P132">Justifi<text:span text:style-name="T51">ca</text:span> con <text:span text:style-name="T51">sus</text:span> conocimientos matemáticos afirmaciones sobre las propiedades de las operaciones con fracciones.</text:p>
              </text:list-item>
            </text:list>
          </table:table-cell>
          <table:table-cell table:style-name="Table10.C2" office:value-type="string">
            <text:p text:style-name="P45">Resolución de un problema en un papelote.</text:p>
          </table:table-cell>
          <table:table-cell table:style-name="Table10.D2" office:value-type="string">
            <text:p text:style-name="P48">Lista de cotejo.</text:p>
          </table:table-cell>
        </table:table-row>
        <table:table-row table:style-name="Table10.1">
          <table:table-cell table:style-name="Table10.A1" table:number-columns-spanned="4" office:value-type="string">
            <text:p text:style-name="P37"/>
            <text:p text:style-name="P37">COMPETENCIAS TRANSVERSALES/CAPACIDADES Y OTRAS COMPETENCIAS RELACIONADAS</text:p>
            <text:p text:style-name="P20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4" office:value-type="string">
            <text:p text:style-name="P35">Gestiona su aprendizaje de manera autónoma.</text:p>
            <text:list text:style-name="L3">
              <text:list-item>
                <text:p text:style-name="P110">Establece su meta de aprendizaje reconociendo la complejidad de la tarea y sus potencialidades personales.</text:p>
              </text:list-item>
              <text:list-item>
                <text:p text:style-name="P110">Organiza las tareas que realizará basándose en su experiencia previa y considerando las estrategias, los procedimientos y los recursos que utilizará.</text:p>
              </text:list-item>
              <text:list-item>
                <text:p text:style-name="P110">Toma en cuenta las recomendaciones que otros le hacen llegar (docente y compañeros) para realizar los ajustes y mejorar sus actuaciones, mostrando disposición a los posibles cambios</text:p>
              </text:list-item>
            </text:list>
            <text:p text:style-name="P41">Se desenvuelve en los entornos virtuales generado por las TIC.</text:p>
            <text:list text:style-name="L4">
              <text:list-item>
                <text:p text:style-name="P146"><text:span text:style-name="T10">G</text:span><text:span text:style-name="T9">estiona información del entorno virtual</text:span></text:p>
              </text:list-item>
              <text:list-item>
                <text:p text:style-name="P134">Interactúa en entornos virtuales</text:p>
              </text:list-item>
            </text:list>
            <text:p text:style-name="P22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37">ENFOQUES TRANSVERSALES </text:p>
          </table:table-cell>
          <table:table-cell table:style-name="Table10.A1" table:number-columns-spanned="3" office:value-type="string">
            <text:p text:style-name="P37">VALORES / ACCIONES OBSERVABLES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11"><text:span text:style-name="T13">Enfoque </text:span><text:span text:style-name="T17">ambiental</text:span></text:p>
          </table:table-cell>
          <table:table-cell table:style-name="Table10.B6" table:number-columns-spanned="3" office:value-type="string">
            <text:p text:style-name="P26">Docentes y estudiantes desarrollan acciones de ciudadanía, que demuestren conciencia sobre los eventos climáticos extremos ocasionados por el calentamiento global (sequías e inundaciones, entre otros) así como el desarrollo de capacidades de resiliencia para la adaptación al cambio climático.</text:p>
          </table:table-cell>
          <table:covered-table-cell/>
          <table:covered-table-cell/>
        </table:table-row>
      </table:table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list xml:id="list164140204435255" text:continue-list="list4284889481" text:style-name="L9">
        <text:list-item>
          <text:p text:style-name="P121"><text:soft-page-break/>SECUENCIA DE APRENDIZAJES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7">MOMENTOS</text:p>
          </table:table-cell>
          <table:table-cell table:style-name="Table11.A1" office:value-type="string">
            <text:p text:style-name="P43">ACTIVIDADES</text:p>
          </table:table-cell>
          <table:table-cell table:style-name="Table11.A1" office:value-type="string">
            <text:p text:style-name="P37">TIEMPO</text:p>
          </table:table-cell>
        </table:table-row>
        <table:table-row table:style-name="Table11.1">
          <table:table-cell table:style-name="Table11.A2" office:value-type="string">
            <text:p text:style-name="P37">INICIO</text:p>
          </table:table-cell>
          <table:table-cell table:style-name="Table11.B2" office:value-type="string">
            <text:p text:style-name="P74">Para generar un ambiente de confianza, el docente propone hacer una dinámica. El docente da las indicaciones de la dinámica <text:span text:style-name="T24">y se procede a realizar.</text:span> </text:p>
            <text:p text:style-name="P70">SABERES PREVIOS:</text:p>
            <text:p text:style-name="P9">A continuación se le <text:span text:style-name="T25">recuerda</text:span> la situación significativa <text:span text:style-name="T37">de l</text:span><text:span text:style-name="T44">a unidad de aprendizaje</text:span><text:span text:style-name="T37">.</text:span></text:p>
            <text:p text:style-name="P9"><text:span text:style-name="T28">A</text:span><text:span text:style-name="T27"> </text:span><text:span text:style-name="T28">continuación, </text:span><text:span text:style-name="T29">responden a la pregunta:</text:span></text:p>
            <text:p text:style-name="P16"><text:span text:style-name="T26">En su familia o comunidad, </text:span><text:span text:style-name="T30">¿</text:span><text:span text:style-name="T33">en que situaciones de la vida cotidiana encuentras las fracciones</text:span><text:span text:style-name="T30">? </text:span><text:span text:style-name="T33">Escribe algunos ejemplos.</text:span></text:p>
            <text:p text:style-name="P16"><text:span text:style-name="T32">¿como se representan numéricamente?</text:span><text:span text:style-name="T31">. </text:span></text:p>
            <text:p text:style-name="P70">CONFLICTO COGNITIVO:</text:p>
            <text:p text:style-name="P17">¿<text:span text:style-name="T49">?</text:span></text:p>
            <text:p text:style-name="P70">PROPÓSITOS DE APRENDIZAJE:</text:p>
            <text:p text:style-name="P52">Representamos las propiedades de las operaciones con fracciones y establecemos relaciones entre dichas representaciones; asimismo, las transformamos en expresiones numéricas. Empleamos estrategias y procedimientos para realizar operaciones con fracciones y justificamos nuestros resultados.</text:p>
          </table:table-cell>
          <table:table-cell table:style-name="Table11.C2" office:value-type="string">
            <text:p text:style-name="P20"/>
            <text:p text:style-name="P20"/>
            <text:p text:style-name="P20"><text:span text:style-name="T61">1</text:span>0 minutos</text:p>
          </table:table-cell>
        </table:table-row>
        <table:table-row table:style-name="Table11.3">
          <table:table-cell table:style-name="Table11.A2" office:value-type="string">
            <text:p text:style-name="P38">DESARROLLO</text:p>
          </table:table-cell>
          <table:table-cell table:style-name="Table11.B2" office:value-type="string">
            <text:p text:style-name="P71">OBSERVACIÓN, ACOMPAÑAMIENTO :</text:p>
            <text:p text:style-name="P58">Parten de la siguiente situación problemática:</text:p>
            <text:p text:style-name="P60">Rafael sabe que 100g de naranja brindan 2780 mg de vitamina C y fortalecen el sistema inmunlogico. Para la hora del almuerzo en la cosecha de productos agricolas, preparo refresco mezclando 1 kg y ½ de naranja con 6 litros de agua hervida. Si en la hora del almuerzo asistieron 9 mujeres y 15 varones, y entre todos consumieron por igual.</text:p>
            <text:p text:style-name="P60">¿Cual es la relación que existe entre la cantidad de mujeres y varones?</text:p>
            <text:p text:style-name="P60">¿cual es la relación entre la cantidad de naranja y la cantidad de agua que hay en el refresco?</text:p>
            <text:p text:style-name="P60">¿<text:span text:style-name="T53">C</text:span>uantos miligramos de vitamina C consumió cada persona?</text:p>
            <text:p text:style-name="P60"/>
            <text:p text:style-name="P61"><text:span text:style-name="T54">P</text:span>ara responder a las preguntas, <text:span text:style-name="T52">el docente forma equipos de trabajo de tres o <text:s/>según la cantidad de asistentes, se organizan y <text:s/>se guían según a la orientación del docente, </text:span><text:span text:style-name="T60">se </text:span><text:span text:style-name="T52">sugiere:</text:span></text:p>
            <text:list text:style-name="L5">
              <text:list-item>
                <text:p text:style-name="P136">Comprender el problema.</text:p>
              </text:list-item>
              <text:list-item>
                <text:p text:style-name="P136">Diseñar un plan.</text:p>
              </text:list-item>
              <text:list-item>
                <text:p text:style-name="P136">Ejecutar el plan.</text:p>
              </text:list-item>
              <text:list-item>
                <text:p text:style-name="P136">Reflexionar según a lo desarrollado.</text:p>
              </text:list-item>
            </text:list>
            <text:p text:style-name="P62"/>
            <text:p text:style-name="P62"><text:span text:style-name="T60">E</text:span><text:span text:style-name="T54">l docente presenta un video donde muestra información sobre las fracciones: numero fraccionario, fracción, representación gráfica de fracciones, fracción propia e impropia, fracción mixta, </text:span><text:span text:style-name="T55">fracciones equivalentes, tipos de fracciones equivalentes, amplificación, simplificación, relación parte todo y operaciones con fracciones</text:span><text:span text:style-name="T54">.</text:span></text:p>
            <text:p text:style-name="P62"/>
            <text:p text:style-name="P63">Luego los estudiantes con el apoyo del docente:</text:p>
            <text:list text:style-name="L6">
              <text:list-item>
                <text:p text:style-name="P137">Se plantean preguntas para comprender el problema.</text:p>
              </text:list-item>
              <text:list-item>
                <text:p text:style-name="P138"><text:span text:style-name="T45">E</text:span>scogen una forma de resolver el problema.</text:p>
              </text:list-item>
              <text:list-item>
                <text:p text:style-name="P138"><text:span text:style-name="T61">Ejecutan la estrategia o plan</text:span> </text:p>
              </text:list-item>
              <text:list-item>
                <text:p text:style-name="P139">Responden a la pregunta del problema y evalúan.</text:p>
              </text:list-item>
            </text:list>
            <text:p text:style-name="P59">Se asiste a cada uno o al grupo, brindando orientaciones para su comprensión y desarrollo de la<text:span text:style-name="T34">s actividades propuestas.</text:span></text:p>
            <text:p text:style-name="P53">Durante el proceso se brinda la retroalimentación necesaria y oportuna a los estudiantes.</text:p>
            <text:p text:style-name="P53"/>
            <text:p text:style-name="P56">Muestran sus resultados en papelotes a través de la técnica del museo.</text:p>
            <text:p text:style-name="P56"/>
            <text:p text:style-name="P56"/>
          </table:table-cell>
          <table:table-cell table:style-name="Table11.C2" office:value-type="string">
            <text:p text:style-name="P23"/>
            <text:p text:style-name="P20"><text:s/><text:span text:style-name="T61">60 minutos</text:span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30"><text:span text:style-name="T61">1</text:span>0 minutos</text:p>
          </table:table-cell>
        </table:table-row>
        <text:soft-page-break/>
        <table:table-row table:style-name="Table11.4">
          <table:table-cell table:style-name="Table11.A2" office:value-type="string">
            <text:p text:style-name="P37">CIERRE</text:p>
          </table:table-cell>
          <table:table-cell table:style-name="Table11.B4" office:value-type="string">
            <text:p text:style-name="P15">En conjunto, se extraen conclusiones sob<text:span text:style-name="T50">re </text:span><text:span text:style-name="T56">las fracciones</text:span></text:p>
            <text:p text:style-name="P18"/>
            <text:p text:style-name="P14">Se les asigna desarrollar <text:span text:style-name="T38">problemas relacionados a </text:span><text:span text:style-name="T50">realizar operaciones con </text:span><text:span text:style-name="T56">fracciones </text:span><text:span text:style-name="T61">de acuerdo a la ficha de matemática</text:span><text:span text:style-name="T56">.</text:span></text:p>
          </table:table-cell>
          <table:table-cell table:style-name="Table11.C2" office:value-type="string">
            <text:p text:style-name="P20"/>
            <text:p text:style-name="P20"/>
            <text:p text:style-name="P20"><text:span text:style-name="T61">8</text:span>0 minutos</text:p>
          </table:table-cell>
        </table:table-row>
      </table:table>
      <text:p text:style-name="P85"/>
      <text:p text:style-name="P85"/>
      <text:list xml:id="list164140129523593" text:continue-list="list164140204435255" text:style-name="L9">
        <text:list-item>
          <text:p text:style-name="P123">RECURSOS Y MATERIALES.</text:p>
        </text:list-item>
      </text:list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95">MATERIALES EDUCATIVOS</text:p>
          </table:table-cell>
          <table:table-cell table:style-name="Table12.A1" office:value-type="string">
            <text:p text:style-name="P95">RECURSOS EDUCATIVOS</text:p>
          </table:table-cell>
          <table:table-cell table:style-name="Table12.C1" office:value-type="string">
            <text:p text:style-name="P95">ESPACIOS DE APRENDIZAJE</text:p>
          </table:table-cell>
        </table:table-row>
        <table:table-row>
          <table:table-cell table:style-name="Table12.A2" office:value-type="string">
            <text:list text:style-name="L7">
              <text:list-item>
                <text:p text:style-name="P128">Fichas de trabajo.</text:p>
              </text:list-item>
              <text:list-item>
                <text:p text:style-name="P128"><text:span text:style-name="T35">Pizarra y a</text:span>ccesorios de pizarra.</text:p>
              </text:list-item>
            </text:list>
          </table:table-cell>
          <table:table-cell table:style-name="Table12.A2" office:value-type="string">
            <text:list text:continue-numbering="true" text:style-name="L7">
              <text:list-item>
                <text:p text:style-name="P128">La tableta y los recursos de aprendizaje para esta actividad.</text:p>
              </text:list-item>
              <text:list-item>
                <text:p text:style-name="P128">Laptop y proyector.</text:p>
              </text:list-item>
            </text:list>
          </table:table-cell>
          <table:table-cell table:style-name="Table12.C2" office:value-type="string">
            <text:list text:style-name="L8">
              <text:list-item>
                <text:p text:style-name="P149"><text:span text:style-name="T57">Espacios de cosecha de productos agricolas</text:span><text:span text:style-name="T46">.</text:span></text:p>
                <text:p text:style-name="P149"/>
              </text:list-item>
            </text:list>
          </table:table-cell>
        </table:table-row>
      </table:table>
      <text:p text:style-name="P89"/>
      <text:list text:style-name="L10">
        <text:list-item>
          <text:list>
            <text:list-header>
              <text:p text:style-name="P129"/>
            </text:list-header>
          </text:list>
        </text:list-item>
      </text:list>
      <text:list text:continue-list="list164140129523593" text:style-name="L9">
        <text:list-item>
          <text:p text:style-name="P125">BIBLIOGRAFÍA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2">Departamento de Ediciones de Santillana S. A .(2019). Texto escolar Matemática 1. <text:span text:style-name="T42">2</text:span><text:span text:style-name="T41">da</text:span><text:span text:style-name="T42"> Edición. </text:span>Lima.</text:p>
            <text:p text:style-name="P32">Covematic. Libro de actividades 1 y 2. 2020. Lima,Perú. Editorial Coveñas.</text:p>
            <text:p text:style-name="P32">Matemática Vital 1 y 2. Libro de actividades. 2017. Lima, Perú. Editorial Lumbreras editores.</text:p>
            <text:p text:style-name="P32"><text:span text:style-name="T47">Fichas de Matemática 1</text:span>. 20<text:span text:style-name="T47">23</text:span>. Lima, Perú. Editorial <text:span text:style-name="T47">Ministerio de Educación.</text:span></text:p>
            <text:p text:style-name="P23"><text:span text:style-name="T47">Fichas de Matemática 2</text:span><text:span text:style-name="T58">. 20</text:span><text:span text:style-name="T47">23</text:span><text:span text:style-name="T58">. Lima, Perú. Editorial </text:span><text:span text:style-name="T47">Ministerio de Educación.</text:span></text:p>
          </table:table-cell>
        </table:table-row>
      </table:table>
      <text:p text:style-name="P85"/>
      <text:p text:style-name="P77"><text:span text:style-name="T13">Puno, </text:span><text:span text:style-name="T19">06</text:span><text:span text:style-name="T15"> de </text:span><text:span text:style-name="T18">mayo</text:span><text:span text:style-name="T15"> de </text:span><text:span text:style-name="T13">202</text:span><text:span text:style-name="T16">5</text:span></text:p>
      <text:p text:style-name="P79"/>
      <text:p text:style-name="P79"/>
      <text:p text:style-name="P79"/>
      <text:p text:style-name="P81">……………………………………<text:tab/><text:tab/><text:tab/><text:tab/>…………………………………..</text:p>
      <text:p text:style-name="P81">V°B° DEL DIRECTOR <text:tab/><text:tab/><text:tab/> <text:s text:c="8"/><text:tab/><text:tab/> <text:s text:c="2"/>FIRMA DEL DOCENTE<text:bookmark text:name="_Hlk301994721 Copy 1"/></text:p>
      <text:p text:style-name="P83"/>
      <text:p text:style-name="P8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text:span text:style-name="T62">LISTA DE COTEJO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03">Docente</text:p>
          </table:table-cell>
          <table:table-cell table:style-name="Table14.B1" table:number-columns-spanned="3" office:value-type="string">
            <text:p text:style-name="P103">Eliseo, Machaca Cotrado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103">Grado </text:p>
          </table:table-cell>
          <table:table-cell table:style-name="Table14.B2" office:value-type="string">
            <text:p text:style-name="P103"/>
          </table:table-cell>
          <table:table-cell table:style-name="Table14.A2" office:value-type="string">
            <text:p text:style-name="P103">Área</text:p>
          </table:table-cell>
          <table:table-cell table:style-name="Table14.D2" office:value-type="string">
            <text:p text:style-name="P103">Matemática</text:p>
          </table:table-cell>
        </table:table-row>
        <table:table-row table:style-name="Table14.1">
          <table:table-cell table:style-name="Table14.A2" office:value-type="string">
            <text:p text:style-name="P103">Fecha </text:p>
          </table:table-cell>
          <table:table-cell table:style-name="Table14.B3" table:number-columns-spanned="3" office:value-type="string">
            <text:p text:style-name="P103"/>
          </table:table-cell>
          <table:covered-table-cell/>
          <table:covered-table-cell/>
        </table:table-row>
      </table:table>
      <text:p text:style-name="P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table:number-columns-spanned="2" office:value-type="string">
            <text:p text:style-name="P101">Evidencia de Aprendizaje</text:p>
          </table:table-cell>
          <table:covered-table-cell/>
          <table:table-cell table:style-name="Table15.C1" table:number-columns-spanned="4" office:value-type="string">
            <text:p text:style-name="P46">Resolución de un problema en un papelote.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2" table:number-rows-spanned="3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N°</text:p>
          </table:table-cell>
          <table:table-cell table:style-name="Table15.A2" table:number-rows-spanned="3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>Nombres y apellidos</text:p>
          </table:table-cell>
          <table:table-cell table:style-name="Table15.C2" table:number-columns-spanned="4" office:value-type="string">
            <text:p text:style-name="P99">Criterios a evaluar</text:p>
          </table:table-cell>
          <table:covered-table-cell/>
          <table:covered-table-cell/>
          <table:covered-table-cell/>
        </table:table-row>
        <table:table-row table:style-name="Table15.1">
          <table:covered-table-cell table:style-name="Table15.A2"/>
          <table:covered-table-cell table:style-name="Table15.A2"/>
          <table:table-cell table:style-name="Table15.C3" table:number-columns-spanned="4" office:value-type="string">
            <text:p text:style-name="P3">Resuelve <text:span text:style-name="T59">problemas de cantidad</text:span></text:p>
          </table:table-cell>
          <table:covered-table-cell/>
          <table:covered-table-cell/>
          <table:covered-table-cell/>
        </table:table-row>
        <table:table-row table:style-name="Table15.1">
          <table:covered-table-cell table:style-name="Table15.A2"/>
          <table:covered-table-cell table:style-name="Table15.A2"/>
          <table:table-cell table:style-name="Table15.A2" office:value-type="string">
            <text:p text:style-name="P50">Establec<text:span text:style-name="T51">e</text:span> relaciones entre las representaciones y las transform<text:span text:style-name="T51">a</text:span> en expresiones numéricas con fracciones.</text:p>
          </table:table-cell>
          <table:table-cell table:style-name="Table15.A2" office:value-type="string">
            <text:p text:style-name="P50">Represent<text:span text:style-name="T51">a</text:span> de forma gráfica y simbólica las propiedades de las operaciones con fracciones.</text:p>
          </table:table-cell>
          <table:table-cell table:style-name="Table15.A2" office:value-type="string">
            <text:p text:style-name="P50">Emple<text:span text:style-name="T51">a</text:span> estrategias de cálculo y procedimientos para realizar las operaciones con expresiones fraccionarias usando propiedades de las operaciones</text:p>
            <text:p text:style-name="P50"/>
          </table:table-cell>
          <table:table-cell table:style-name="Table15.C3" office:value-type="string">
            <text:p text:style-name="P50">Justifi<text:span text:style-name="T51">ca</text:span> con <text:span text:style-name="T51">sus</text:span> conocimientos matemáticos afirmaciones sobre las propiedades de las operaciones con fracciones.</text:p>
          </table:table-cell>
        </table:table-row>
        <table:table-row table:style-name="Table15.1">
          <table:table-cell table:style-name="Table15.A5" office:value-type="string">
            <text:p text:style-name="P103">1</text:p>
          </table:table-cell>
          <table:table-cell table:style-name="Table15.B5" office:value-type="string">
            <text:p text:style-name="P103"/>
          </table:table-cell>
          <table:table-cell table:style-name="Table15.C5" office:value-type="string">
            <text:p text:style-name="P103"/>
          </table:table-cell>
          <table:table-cell table:style-name="Table15.D5" office:value-type="string">
            <text:p text:style-name="P97"/>
          </table:table-cell>
          <table:table-cell table:style-name="Table15.E5" office:value-type="string">
            <text:p text:style-name="P97"/>
          </table:table-cell>
          <table:table-cell table:style-name="Table15.F5" office:value-type="string">
            <text:p text:style-name="P97"/>
          </table:table-cell>
        </table:table-row>
        <table:table-row table:style-name="Table15.1">
          <table:table-cell table:style-name="Table15.A6" office:value-type="string">
            <text:p text:style-name="P103">2</text:p>
          </table:table-cell>
          <table:table-cell table:style-name="Table15.B6" office:value-type="string">
            <text:p text:style-name="P103"/>
          </table:table-cell>
          <table:table-cell table:style-name="Table15.C6" office:value-type="string">
            <text:p text:style-name="P103"/>
          </table:table-cell>
          <table:table-cell table:style-name="Table15.D6" office:value-type="string">
            <text:p text:style-name="P97"/>
          </table:table-cell>
          <table:table-cell table:style-name="Table15.E6" office:value-type="string">
            <text:p text:style-name="P97"/>
          </table:table-cell>
          <table:table-cell table:style-name="Table15.F6" office:value-type="string">
            <text:p text:style-name="P97"/>
          </table:table-cell>
        </table:table-row>
        <table:table-row table:style-name="Table15.1">
          <table:table-cell table:style-name="Table15.A7" office:value-type="string">
            <text:p text:style-name="P103">3</text:p>
          </table:table-cell>
          <table:table-cell table:style-name="Table15.B7" office:value-type="string">
            <text:p text:style-name="P103"/>
          </table:table-cell>
          <table:table-cell table:style-name="Table15.C7" office:value-type="string">
            <text:p text:style-name="P103"/>
          </table:table-cell>
          <table:table-cell table:style-name="Table15.D7" office:value-type="string">
            <text:p text:style-name="P97"/>
          </table:table-cell>
          <table:table-cell table:style-name="Table15.E7" office:value-type="string">
            <text:p text:style-name="P97"/>
          </table:table-cell>
          <table:table-cell table:style-name="Table15.F7" office:value-type="string">
            <text:p text:style-name="P97"/>
          </table:table-cell>
        </table:table-row>
        <table:table-row table:style-name="Table15.1">
          <table:table-cell table:style-name="Table15.A8" office:value-type="string">
            <text:p text:style-name="P103">4</text:p>
          </table:table-cell>
          <table:table-cell table:style-name="Table15.B8" office:value-type="string">
            <text:p text:style-name="P103"/>
          </table:table-cell>
          <table:table-cell table:style-name="Table15.C8" office:value-type="string">
            <text:p text:style-name="P103"/>
          </table:table-cell>
          <table:table-cell table:style-name="Table15.D8" office:value-type="string">
            <text:p text:style-name="P97"/>
          </table:table-cell>
          <table:table-cell table:style-name="Table15.E8" office:value-type="string">
            <text:p text:style-name="P97"/>
          </table:table-cell>
          <table:table-cell table:style-name="Table15.F8" office:value-type="string">
            <text:p text:style-name="P97"/>
          </table:table-cell>
        </table:table-row>
        <table:table-row table:style-name="Table15.1">
          <table:table-cell table:style-name="Table15.A9" office:value-type="string">
            <text:p text:style-name="P103">5</text:p>
          </table:table-cell>
          <table:table-cell table:style-name="Table15.B9" office:value-type="string">
            <text:p text:style-name="P103"/>
          </table:table-cell>
          <table:table-cell table:style-name="Table15.C9" office:value-type="string">
            <text:p text:style-name="P103"/>
          </table:table-cell>
          <table:table-cell table:style-name="Table15.D9" office:value-type="string">
            <text:p text:style-name="P97"/>
          </table:table-cell>
          <table:table-cell table:style-name="Table15.E9" office:value-type="string">
            <text:p text:style-name="P97"/>
          </table:table-cell>
          <table:table-cell table:style-name="Table15.F9" office:value-type="string">
            <text:p text:style-name="P97"/>
          </table:table-cell>
        </table:table-row>
        <table:table-row table:style-name="Table15.1">
          <table:table-cell table:style-name="Table15.A10" office:value-type="string">
            <text:p text:style-name="P103">6</text:p>
          </table:table-cell>
          <table:table-cell table:style-name="Table15.B10" office:value-type="string">
            <text:p text:style-name="P103"/>
          </table:table-cell>
          <table:table-cell table:style-name="Table15.C10" office:value-type="string">
            <text:p text:style-name="P103"/>
          </table:table-cell>
          <table:table-cell table:style-name="Table15.D10" office:value-type="string">
            <text:p text:style-name="P97"/>
          </table:table-cell>
          <table:table-cell table:style-name="Table15.E10" office:value-type="string">
            <text:p text:style-name="P97"/>
          </table:table-cell>
          <table:table-cell table:style-name="Table15.F10" office:value-type="string">
            <text:p text:style-name="P97"/>
          </table:table-cell>
        </table:table-row>
        <table:table-row table:style-name="Table15.1">
          <table:table-cell table:style-name="Table15.A11" office:value-type="string">
            <text:p text:style-name="P103">7</text:p>
          </table:table-cell>
          <table:table-cell table:style-name="Table15.B11" office:value-type="string">
            <text:p text:style-name="P103"/>
          </table:table-cell>
          <table:table-cell table:style-name="Table15.C11" office:value-type="string">
            <text:p text:style-name="P103"/>
          </table:table-cell>
          <table:table-cell table:style-name="Table15.D11" office:value-type="string">
            <text:p text:style-name="P97"/>
          </table:table-cell>
          <table:table-cell table:style-name="Table15.E11" office:value-type="string">
            <text:p text:style-name="P97"/>
          </table:table-cell>
          <table:table-cell table:style-name="Table15.F11" office:value-type="string">
            <text:p text:style-name="P97"/>
          </table:table-cell>
        </table:table-row>
        <table:table-row table:style-name="Table15.1">
          <table:table-cell table:style-name="Table15.A12" office:value-type="string">
            <text:p text:style-name="P103">8</text:p>
          </table:table-cell>
          <table:table-cell table:style-name="Table15.B12" office:value-type="string">
            <text:p text:style-name="P103"/>
          </table:table-cell>
          <table:table-cell table:style-name="Table15.C12" office:value-type="string">
            <text:p text:style-name="P103"/>
          </table:table-cell>
          <table:table-cell table:style-name="Table15.D12" office:value-type="string">
            <text:p text:style-name="P97"/>
          </table:table-cell>
          <table:table-cell table:style-name="Table15.E12" office:value-type="string">
            <text:p text:style-name="P97"/>
          </table:table-cell>
          <table:table-cell table:style-name="Table15.F12" office:value-type="string">
            <text:p text:style-name="P97"/>
          </table:table-cell>
        </table:table-row>
      </table:table>
      <text:p text:style-name="P2"/>
      <text:p text:style-name="P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03">Logró</text:p>
          </table:table-cell>
          <table:table-cell table:style-name="Table16.B1" office:value-type="string">
            <text:p text:style-name="P103"><text:s/><draw:frame draw:style-name="fr1" draw:name="Imagen3 Copy 1" text:anchor-type="as-char" svg:width="0.896cm" svg:height="0.746cm" draw:z-index="24"><draw:image xlink:href="Pictures/10000000000000950000007C89978AD2.png" xlink:type="simple" xlink:show="embed" xlink:actuate="onLoad" draw:mime-type="image/png"/></draw:frame></text:p>
          </table:table-cell>
        </table:table-row>
        <table:table-row table:style-name="Table16.1">
          <table:table-cell table:style-name="Table16.A2" office:value-type="string">
            <text:p text:style-name="P103">No logró</text:p>
          </table:table-cell>
          <table:table-cell table:style-name="Table16.B2" office:value-type="string">
            <text:p text:style-name="P103"><text:s text:c="2"/><draw:frame draw:style-name="fr1" draw:name="Imagen6 Copy 1" text:anchor-type="as-char" svg:width="0.699cm" svg:height="0.699cm" draw:z-index="25"><draw:image xlink:href="Pictures/100000000000007C0000007C1DA65010.png" xlink:type="simple" xlink:show="embed" xlink:actuate="onLoad" draw:mime-type="image/png"/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143"><text:span text:style-name="T6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Times New Roman" style:font-family-asian="'Times New Roman'" style:font-family-generic-asian="system" style:font-pitch-asian="variable" style:font-size-asian="11pt" style:language-asian="es" style:country-asian="E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Arial2" fo:font-family="Arial" style:font-family-generic="swiss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353cm" fo:margin-left="0.538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353cm" fo:margin-left="1.263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353cm" fo:margin-left="1.99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353cm" fo:margin-left="2.734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353cm" fo:margin-left="3.468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353cm" fo:margin-left="4.203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353cm" fo:margin-left="4.939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353cm" fo:margin-left="5.67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353cm" fo:margin-left="6.4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353cm" fo:margin-left="0.538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353cm" fo:margin-left="1.263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353cm" fo:margin-left="1.99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353cm" fo:margin-left="2.734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353cm" fo:margin-left="3.468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353cm" fo:margin-left="4.203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353cm" fo:margin-left="4.939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353cm" fo:margin-left="5.67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353cm" fo:margin-left="6.4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296cm" fo:margin-left="0.235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6cm" fo:margin-left="0.945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6cm" fo:margin-left="1.64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5cm" fo:margin-left="2.34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6cm" fo:margin-left="3.04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6cm" fo:margin-left="3.74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6cm" fo:margin-left="4.4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6cm" fo:margin-left="5.14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6cm" fo:margin-left="5.83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326cm" fo:margin-left="0.512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326cm" fo:margin-left="1.053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326cm" fo:margin-left="1.579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326cm" fo:margin-left="2.103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326cm" fo:margin-left="2.628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326cm" fo:margin-left="3.152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326cm" fo:margin-left="3.67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326cm" fo:margin-left="4.202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326cm" fo:margin-left="4.7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296cm" fo:margin-left="0.236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6cm" fo:margin-left="1.074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6cm" fo:margin-left="1.901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6cm" fo:margin-left="2.729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6cm" fo:margin-left="3.556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6cm" fo:margin-left="4.383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6cm" fo:margin-left="5.211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6cm" fo:margin-left="6.038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6cm" fo:margin-left="6.8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Character_5f_20_5f_style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Character_5f_20_5f_style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%1%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Character_5f_20_5f_style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Character_5f_20_5f_style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77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0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paragraph-rsid="01b40a1b" style:font-size-asian="10pt" style:font-size-complex="10pt"/>
    </style:style>
    <style:style style:name="M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P4" style:family="paragraph">
      <style:paragraph-properties fo:text-align="center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solid" draw:fill-color="#729fcf" draw:textarea-vertical-align="middle" fo:min-height="1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19" draw:name="Forma1" draw:style-name="Mgr1" draw:text-style-name="MP3" svg:width="4.001cm" svg:height="1.101cm" svg:x="12.995cm" svg:y="-0.002cm"><draw:text-box><text:p text:style-name="MP2"><text:span text:style-name="MT1">IES “Juan Velasco Alvarado”</text:span></text:p><text:p text:style-name="MP2"><text:span text:style-name="MT1">Ayrumas-Carumas</text:span></text:p></draw:text-box></draw:frame><draw:frame draw:style-name="Mfr1" draw:name="Imagen5" text:anchor-type="char" svg:x="6.496cm" svg:y="-0.31cm" svg:width="1.501cm" svg:height="1.501cm" draw:z-index="9"><draw:image xlink:href="Pictures/10000000000000C2000000C2CB21436C.jpg" xlink:type="simple" xlink:show="embed" xlink:actuate="onLoad" draw:mime-type="image/jpeg"/></draw:frame><draw:frame draw:style-name="Mfr1" draw:name="Imagen1" text:anchor-type="char" svg:x="11.748cm" svg:y="-0.205cm" svg:width="1.249cm" svg:height="1.305cm" draw:z-index="14"><draw:image xlink:href="Pictures/1000000100000320000003201D8D5E8B.png" xlink:type="simple" xlink:show="embed" xlink:actuate="onLoad" draw:mime-type="image/png"/></draw:frame><draw:frame draw:style-name="Mfr2" draw:name="Imagen 2" text:anchor-type="char" svg:x="-0.011cm" svg:y="-0.101cm" svg:width="6.507cm" svg:height="1.291cm" draw:z-index="4"><draw:image xlink:href="Pictures/10000000000001E200000068A0A39340.png" xlink:type="simple" xlink:show="embed" xlink:actuate="onLoad" draw:mime-type="image/png"/></draw:frame></text:p>
        <text:p text:style-name="MP1"/>
        <text:p text:style-name="MP1"><draw:line text:anchor-type="paragraph" draw:z-index="26" draw:name="Forma2_0" draw:style-name="Mgr2" draw:text-style-name="MP4" svg:x1="-0.007cm" svg:y1="0.374cm" svg:x2="16.995cm" svg:y2="0.374cm"><text:p/></draw:line></text:p>
      </style:header>
    </style:master-page>
    <style:master-page style:name="Landsca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5T14:44:20.476242469</meta:creation-date>
    <dc:date>2025-05-06T16:41:38.693217666</dc:date>
    <meta:editing-duration>P2DT8H34M47S</meta:editing-duration>
    <meta:editing-cycles>602</meta:editing-cycles>
    <meta:generator>LibreOffice/24.2.5.2$Linux_X86_64 LibreOffice_project/420$Build-2</meta:generator>
    <meta:print-date>2025-05-06T04:56:49.671975457</meta:print-date>
    <meta:printed-by>Archivos PDF</meta:printed-by>
    <meta:document-statistic meta:table-count="7" meta:image-count="5" meta:object-count="0" meta:page-count="5" meta:paragraph-count="130" meta:word-count="986" meta:character-count="6619" meta:non-whitespace-character-count="5740"/>
  </office:meta>
</office:document-meta>
</file>